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3.6591in"/>
    </style:style>
    <style:style style:name="co6" style:family="table-column">
      <style:table-column-properties fo:break-before="auto" style:column-width="2.5016in"/>
    </style:style>
    <style:style style:name="co7" style:family="table-column">
      <style:table-column-properties fo:break-before="auto" style:column-width="2.4799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2898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4181in"/>
    </style:style>
    <style:style style:name="co17" style:family="table-column">
      <style:table-column-properties fo:break-before="auto" style:column-width="1.279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TE2020_Metabolites_RW_PCA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LLAGE</text:p>
          </table:table-cell>
          <table:table-cell office:value-type="string" calcext:value-type="string">
            <text:p>FERTILIZATION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2,4-dihydroxy-7-methoxy-(2H)_1,4-benzoxazin-3 (4H)-one</text:p>
          </table:table-cell>
          <table:table-cell office:value-type="string" calcext:value-type="string">
            <text:p>4-Methyl-2H-1,4-benzoxazin-3(4H)-one</text:p>
          </table:table-cell>
          <table:table-cell office:value-type="string" calcext:value-type="string">
            <text:p>6-Amino-2H-1,4-benzoxazin-3(4H)-one</text:p>
          </table:table-cell>
          <table:table-cell office:value-type="string" calcext:value-type="string">
            <text:p>6-Methoxy-2-benzoxazolinone_(MBOA) </text:p>
          </table:table-cell>
          <table:table-cell office:value-type="string" calcext:value-type="string">
            <text:p>Asparagin</text:p>
          </table:table-cell>
          <table:table-cell office:value-type="string" calcext:value-type="string">
            <text:p>Benzoic_acid</text:p>
          </table:table-cell>
          <table:table-cell office:value-type="string" calcext:value-type="string">
            <text:p>Caffeic_acid</text:p>
          </table:table-cell>
          <table:table-cell office:value-type="string" calcext:value-type="string">
            <text:p>Catechin_Hydrate</text:p>
          </table:table-cell>
          <table:table-cell office:value-type="string" calcext:value-type="string">
            <text:p>cis-aconitic_acid</text:p>
          </table:table-cell>
          <table:table-cell office:value-type="string" calcext:value-type="string">
            <text:p>citric_acid</text:p>
          </table:table-cell>
          <table:table-cell office:value-type="string" calcext:value-type="string">
            <text:p>fumaric_acid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Glycin</text:p>
          </table:table-cell>
          <table:table-cell office:value-type="string" calcext:value-type="string">
            <text:p>malic_acid</text:p>
          </table:table-cell>
          <table:table-cell office:value-type="string" calcext:value-type="string">
            <text:p>p-Coumaric_acid</text:p>
          </table:table-cell>
          <table:table-cell office:value-type="string" calcext:value-type="string">
            <text:p>Quercetin-Naringenin</text:p>
          </table:table-cell>
          <table:table-cell office:value-type="string" calcext:value-type="string">
            <text:p>Serin</text:p>
          </table:table-cell>
          <table:table-cell office:value-type="string" calcext:value-type="string">
            <text:p>succinic_acid</text:p>
          </table:table-cell>
          <table:table-cell office:value-type="string" calcext:value-type="string">
            <text:p>trans-aconitic_acid</text:p>
          </table:table-cell>
          <table:table-cell office:value-type="string" calcext:value-type="string">
            <text:p>Trans-Cinnamic_acid</text:p>
          </table:table-cell>
          <table:table-cell office:value-type="string" calcext:value-type="string">
            <text:p>Trehalose</text:p>
          </table:table-cell>
          <table:table-cell office:value-type="string" calcext:value-type="string">
            <text:p>Tryptophan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pical</text:p>
          </table:table-cell>
          <table:table-cell table:formula="of:=CONCATENATE([.A2];&quot;-&quot;;[.B2];&quot;&quot;)" office:value-type="string" office:string-value="CT-Ext" calcext:value-type="string">
            <text:p>CT-Ext</text:p>
          </table:table-cell>
          <table:table-cell office:value-type="float" office:value="0.02424" calcext:value-type="float">
            <text:p>0.02424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4.802" calcext:value-type="float">
            <text:p>4.802</text:p>
          </table:table-cell>
          <table:table-cell office:value-type="float" office:value="0.16328" calcext:value-type="float">
            <text:p>0.16328</text:p>
          </table:table-cell>
          <table:table-cell office:value-type="float" office:value="4.392" calcext:value-type="float">
            <text:p>4.392</text:p>
          </table:table-cell>
          <table:table-cell office:value-type="float" office:value="5.944" calcext:value-type="float">
            <text:p>5.944</text:p>
          </table:table-cell>
          <table:table-cell office:value-type="float" office:value="0.10652" calcext:value-type="float">
            <text:p>0.10652</text:p>
          </table:table-cell>
          <table:table-cell office:value-type="float" office:value="0.024518881705311" calcext:value-type="float">
            <text:p>0.024518881705311</text:p>
          </table:table-cell>
          <table:table-cell office:value-type="float" office:value="0.102693556796568" calcext:value-type="float">
            <text:p>0.102693556796568</text:p>
          </table:table-cell>
          <table:table-cell office:value-type="float" office:value="0.321876882207086" calcext:value-type="float">
            <text:p>0.321876882207086</text:p>
          </table:table-cell>
          <table:table-cell office:value-type="float" office:value="21.97569192" calcext:value-type="float">
            <text:p>21.97569192</text:p>
          </table:table-cell>
          <table:table-cell office:value-type="float" office:value="0.010963860718736" calcext:value-type="float">
            <text:p>0.010963860718736</text:p>
          </table:table-cell>
          <table:table-cell office:value-type="float" office:value="6.2643" calcext:value-type="float">
            <text:p>6.2643</text:p>
          </table:table-cell>
          <table:table-cell office:value-type="float" office:value="0.888579021199994" calcext:value-type="float">
            <text:p>0.888579021199994</text:p>
          </table:table-cell>
          <table:table-cell office:value-type="float" office:value="4.245" calcext:value-type="float">
            <text:p>4.245</text:p>
          </table:table-cell>
          <table:table-cell office:value-type="float" office:value="10.3052" calcext:value-type="float">
            <text:p>10.3052</text:p>
          </table:table-cell>
          <table:table-cell office:value-type="float" office:value="0.008676813339509" calcext:value-type="float">
            <text:p>0.008676813339509</text:p>
          </table:table-cell>
          <table:table-cell office:value-type="float" office:value="0.272282802991238" calcext:value-type="float">
            <text:p>0.272282802991238</text:p>
          </table:table-cell>
          <table:table-cell office:value-type="float" office:value="0.012692669213614" calcext:value-type="float">
            <text:p>0.012692669213614</text:p>
          </table:table-cell>
          <table:table-cell office:value-type="float" office:value="1.3308" calcext:value-type="float">
            <text:p>1.3308</text:p>
          </table:table-cell>
          <table:table-cell office:value-type="float" office:value="20.189572" calcext:value-type="float">
            <text:p>20.189572</text:p>
          </table:table-cell>
          <table:table-cell office:value-type="float" office:value="0.05966" calcext:value-type="float">
            <text:p>0.0596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pical</text:p>
          </table:table-cell>
          <table:table-cell table:formula="of:=CONCATENATE([.A3];&quot;-&quot;;[.B3];&quot;&quot;)" office:value-type="string" office:string-value="CT-Ext" calcext:value-type="string">
            <text:p>CT-Ext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47052" calcext:value-type="float">
            <text:p>0.47052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5.3468" calcext:value-type="float">
            <text:p>5.3468</text:p>
          </table:table-cell>
          <table:table-cell office:value-type="float" office:value="0.15072" calcext:value-type="float">
            <text:p>0.15072</text:p>
          </table:table-cell>
          <table:table-cell office:value-type="float" office:value="4.3488" calcext:value-type="float">
            <text:p>4.3488</text:p>
          </table:table-cell>
          <table:table-cell office:value-type="float" office:value="6.408" calcext:value-type="float">
            <text:p>6.408</text:p>
          </table:table-cell>
          <table:table-cell office:value-type="float" office:value="0.06092" calcext:value-type="float">
            <text:p>0.06092</text:p>
          </table:table-cell>
          <table:table-cell office:value-type="float" office:value="0.022859709259087" calcext:value-type="float">
            <text:p>0.022859709259087</text:p>
          </table:table-cell>
          <table:table-cell office:value-type="float" office:value="0.147196248854178" calcext:value-type="float">
            <text:p>0.147196248854178</text:p>
          </table:table-cell>
          <table:table-cell office:value-type="float" office:value="0.317030555247882" calcext:value-type="float">
            <text:p>0.317030555247882</text:p>
          </table:table-cell>
          <table:table-cell office:value-type="float" office:value="20.28525408" calcext:value-type="float">
            <text:p>20.28525408</text:p>
          </table:table-cell>
          <table:table-cell office:value-type="float" office:value="0.012117951320708" calcext:value-type="float">
            <text:p>0.012117951320708</text:p>
          </table:table-cell>
          <table:table-cell office:value-type="float" office:value="6.9237" calcext:value-type="float">
            <text:p>6.9237</text:p>
          </table:table-cell>
          <table:table-cell office:value-type="float" office:value="1.13284607578298" calcext:value-type="float">
            <text:p>1.13284607578298</text:p>
          </table:table-cell>
          <table:table-cell office:value-type="float" office:value="6.0874" calcext:value-type="float">
            <text:p>6.0874</text:p>
          </table:table-cell>
          <table:table-cell office:value-type="float" office:value="10.268" calcext:value-type="float">
            <text:p>10.268</text:p>
          </table:table-cell>
          <table:table-cell office:value-type="float" office:value="0.009590162112089" calcext:value-type="float">
            <text:p>0.009590162112089</text:p>
          </table:table-cell>
          <table:table-cell office:value-type="float" office:value="0.288706466575204" calcext:value-type="float">
            <text:p>0.288706466575204</text:p>
          </table:table-cell>
          <table:table-cell office:value-type="float" office:value="0.012204135104448" calcext:value-type="float">
            <text:p>0.012204135104448</text:p>
          </table:table-cell>
          <table:table-cell office:value-type="float" office:value="1.4268" calcext:value-type="float">
            <text:p>1.4268</text:p>
          </table:table-cell>
          <table:table-cell office:value-type="float" office:value="18.636528" calcext:value-type="float">
            <text:p>18.636528</text:p>
          </table:table-cell>
          <table:table-cell office:value-type="float" office:value="0.06594" calcext:value-type="float">
            <text:p>0.0659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pical</text:p>
          </table:table-cell>
          <table:table-cell table:formula="of:=CONCATENATE([.A4];&quot;-&quot;;[.B4];&quot;&quot;)" office:value-type="string" office:string-value="CT-Ext" calcext:value-type="string">
            <text:p>CT-Ext</text:p>
          </table:table-cell>
          <table:table-cell office:value-type="float" office:value="0.02416" calcext:value-type="float">
            <text:p>0.02416</text:p>
          </table:table-cell>
          <table:table-cell office:value-type="float" office:value="0.40056" calcext:value-type="float">
            <text:p>0.40056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4.858" calcext:value-type="float">
            <text:p>4.858</text:p>
          </table:table-cell>
          <table:table-cell office:value-type="float" office:value="0.16014" calcext:value-type="float">
            <text:p>0.16014</text:p>
          </table:table-cell>
          <table:table-cell office:value-type="float" office:value="4.48" calcext:value-type="float">
            <text:p>4.48</text:p>
          </table:table-cell>
          <table:table-cell office:value-type="float" office:value="6.004" calcext:value-type="float">
            <text:p>6.004</text:p>
          </table:table-cell>
          <table:table-cell office:value-type="float" office:value="0.11024" calcext:value-type="float">
            <text:p>0.11024</text:p>
          </table:table-cell>
          <table:table-cell office:value-type="float" office:value="0.019910069354689" calcext:value-type="float">
            <text:p>0.019910069354689</text:p>
          </table:table-cell>
          <table:table-cell office:value-type="float" office:value="0.130521565769626" calcext:value-type="float">
            <text:p>0.130521565769626</text:p>
          </table:table-cell>
          <table:table-cell office:value-type="float" office:value="0.294683603158222" calcext:value-type="float">
            <text:p>0.294683603158222</text:p>
          </table:table-cell>
          <table:table-cell office:value-type="float" office:value="21.55308246" calcext:value-type="float">
            <text:p>21.55308246</text:p>
          </table:table-cell>
          <table:table-cell office:value-type="float" office:value="0.013849087223666" calcext:value-type="float">
            <text:p>0.013849087223666</text:p>
          </table:table-cell>
          <table:table-cell office:value-type="float" office:value="7.9128" calcext:value-type="float">
            <text:p>7.9128</text:p>
          </table:table-cell>
          <table:table-cell office:value-type="float" office:value="0.905539450650284" calcext:value-type="float">
            <text:p>0.905539450650284</text:p>
          </table:table-cell>
          <table:table-cell office:value-type="float" office:value="5.2024" calcext:value-type="float">
            <text:p>5.2024</text:p>
          </table:table-cell>
          <table:table-cell office:value-type="float" office:value="10.8764" calcext:value-type="float">
            <text:p>10.8764</text:p>
          </table:table-cell>
          <table:table-cell office:value-type="float" office:value="0.010960185270959" calcext:value-type="float">
            <text:p>0.010960185270959</text:p>
          </table:table-cell>
          <table:table-cell office:value-type="float" office:value="0.222163705021478" calcext:value-type="float">
            <text:p>0.222163705021478</text:p>
          </table:table-cell>
          <table:table-cell office:value-type="float" office:value="0.011586554249465" calcext:value-type="float">
            <text:p>0.011586554249465</text:p>
          </table:table-cell>
          <table:table-cell office:value-type="float" office:value="1.156" calcext:value-type="float">
            <text:p>1.156</text:p>
          </table:table-cell>
          <table:table-cell office:value-type="float" office:value="19.801311" calcext:value-type="float">
            <text:p>19.801311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pical</text:p>
          </table:table-cell>
          <table:table-cell table:formula="of:=CONCATENATE([.A5];&quot;-&quot;;[.B5];&quot;&quot;)" office:value-type="string" office:string-value="CT-Ext" calcext:value-type="string">
            <text:p>CT-Ext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46568" calcext:value-type="float">
            <text:p>0.46568</text:p>
          </table:table-cell>
          <table:table-cell office:value-type="float" office:value="0.0134" calcext:value-type="float">
            <text:p>0.0134</text:p>
          </table:table-cell>
          <table:table-cell office:value-type="float" office:value="4.9908" calcext:value-type="float">
            <text:p>4.9908</text:p>
          </table:table-cell>
          <table:table-cell office:value-type="float" office:value="0.16014" calcext:value-type="float">
            <text:p>0.16014</text:p>
          </table:table-cell>
          <table:table-cell office:value-type="float" office:value="3.9908" calcext:value-type="float">
            <text:p>3.9908</text:p>
          </table:table-cell>
          <table:table-cell office:value-type="float" office:value="4.676" calcext:value-type="float">
            <text:p>4.676</text:p>
          </table:table-cell>
          <table:table-cell office:value-type="float" office:value="0.08584" calcext:value-type="float">
            <text:p>0.08584</text:p>
          </table:table-cell>
          <table:table-cell office:value-type="float" office:value="0.019080483131577" calcext:value-type="float">
            <text:p>0.019080483131577</text:p>
          </table:table-cell>
          <table:table-cell office:value-type="float" office:value="0.128088112848497" calcext:value-type="float">
            <text:p>0.128088112848497</text:p>
          </table:table-cell>
          <table:table-cell office:value-type="float" office:value="0.283375506920082" calcext:value-type="float">
            <text:p>0.283375506920082</text:p>
          </table:table-cell>
          <table:table-cell office:value-type="float" office:value="21.55308246" calcext:value-type="float">
            <text:p>21.55308246</text:p>
          </table:table-cell>
          <table:table-cell office:value-type="float" office:value="0.011540906019722" calcext:value-type="float">
            <text:p>0.011540906019722</text:p>
          </table:table-cell>
          <table:table-cell office:value-type="float" office:value="6.594" calcext:value-type="float">
            <text:p>6.594</text:p>
          </table:table-cell>
          <table:table-cell office:value-type="float" office:value="0.925080815016924" calcext:value-type="float">
            <text:p>0.925080815016924</text:p>
          </table:table-cell>
          <table:table-cell office:value-type="float" office:value="5.285" calcext:value-type="float">
            <text:p>5.285</text:p>
          </table:table-cell>
          <table:table-cell office:value-type="float" office:value="9.286" calcext:value-type="float">
            <text:p>9.286</text:p>
          </table:table-cell>
          <table:table-cell office:value-type="float" office:value="0.009133487725799" calcext:value-type="float">
            <text:p>0.009133487725799</text:p>
          </table:table-cell>
          <table:table-cell office:value-type="float" office:value="0.21353455063023" calcext:value-type="float">
            <text:p>0.21353455063023</text:p>
          </table:table-cell>
          <table:table-cell office:value-type="float" office:value="0.011005843893286" calcext:value-type="float">
            <text:p>0.011005843893286</text:p>
          </table:table-cell>
          <table:table-cell office:value-type="float" office:value="1.4536" calcext:value-type="float">
            <text:p>1.4536</text:p>
          </table:table-cell>
          <table:table-cell office:value-type="float" office:value="19.801311" calcext:value-type="float">
            <text:p>19.801311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pical</text:p>
          </table:table-cell>
          <table:table-cell table:formula="of:=CONCATENATE([.A6];&quot;-&quot;;[.B6];&quot;&quot;)" office:value-type="string" office:string-value="CT-Ext" calcext:value-type="string">
            <text:p>CT-Ext</text:p>
          </table:table-cell>
          <table:table-cell office:value-type="float" office:value="0.018724" calcext:value-type="float">
            <text:p>0.018724</text:p>
          </table:table-cell>
          <table:table-cell office:value-type="float" office:value="0.57724" calcext:value-type="float">
            <text:p>0.57724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6.552" calcext:value-type="float">
            <text:p>6.552</text:p>
          </table:table-cell>
          <table:table-cell office:value-type="float" office:value="0.218635053304904" calcext:value-type="float">
            <text:p>0.218635053304904</text:p>
          </table:table-cell>
          <table:table-cell office:value-type="float" office:value="6.55" calcext:value-type="float">
            <text:p>6.55</text:p>
          </table:table-cell>
          <table:table-cell office:value-type="float" office:value="9.088" calcext:value-type="float">
            <text:p>9.088</text:p>
          </table:table-cell>
          <table:table-cell office:value-type="float" office:value="0.13952" calcext:value-type="float">
            <text:p>0.13952</text:p>
          </table:table-cell>
          <table:table-cell office:value-type="float" office:value="0.038848372093023" calcext:value-type="float">
            <text:p>0.038848372093023</text:p>
          </table:table-cell>
          <table:table-cell office:value-type="float" office:value="0.162710418604651" calcext:value-type="float">
            <text:p>0.162710418604651</text:p>
          </table:table-cell>
          <table:table-cell office:value-type="float" office:value="0.509990342888048" calcext:value-type="float">
            <text:p>0.509990342888048</text:p>
          </table:table-cell>
          <table:table-cell office:value-type="float" office:value="29.4258731892537" calcext:value-type="float">
            <text:p>29.4258731892537</text:p>
          </table:table-cell>
          <table:table-cell office:value-type="float" office:value="0.014680819896303" calcext:value-type="float">
            <text:p>0.014680819896303</text:p>
          </table:table-cell>
          <table:table-cell office:value-type="float" office:value="8.38801791044776" calcext:value-type="float">
            <text:p>8.38801791044776</text:p>
          </table:table-cell>
          <table:table-cell office:value-type="float" office:value="1.40788837209302" calcext:value-type="float">
            <text:p>1.40788837209302</text:p>
          </table:table-cell>
          <table:table-cell office:value-type="float" office:value="3.2062" calcext:value-type="float">
            <text:p>3.2062</text:p>
          </table:table-cell>
          <table:table-cell office:value-type="float" office:value="15.2048" calcext:value-type="float">
            <text:p>15.2048</text:p>
          </table:table-cell>
          <table:table-cell office:value-type="float" office:value="0.011618419567616" calcext:value-type="float">
            <text:p>0.011618419567616</text:p>
          </table:table-cell>
          <table:table-cell office:value-type="float" office:value="0.43141215705787" calcext:value-type="float">
            <text:p>0.43141215705787</text:p>
          </table:table-cell>
          <table:table-cell office:value-type="float" office:value="0.020110604651163" calcext:value-type="float">
            <text:p>0.020110604651163</text:p>
          </table:table-cell>
          <table:table-cell office:value-type="float" office:value="1.464" calcext:value-type="float">
            <text:p>1.464</text:p>
          </table:table-cell>
          <table:table-cell office:value-type="float" office:value="27.0342243411514" calcext:value-type="float">
            <text:p>27.0342243411514</text:p>
          </table:table-cell>
          <table:table-cell office:value-type="float" office:value="0.079885884861407" calcext:value-type="float">
            <text:p>0.07988588486140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pical</text:p>
          </table:table-cell>
          <table:table-cell table:formula="of:=CONCATENATE([.A7];&quot;-&quot;;[.B7];&quot;&quot;)" office:value-type="string" office:string-value="CT-Ext" calcext:value-type="string">
            <text:p>CT-Ext</text:p>
          </table:table-cell>
          <table:table-cell office:value-type="float" office:value="0.023052" calcext:value-type="float">
            <text:p>0.023052</text:p>
          </table:table-cell>
          <table:table-cell office:value-type="float" office:value="0.46732" calcext:value-type="float">
            <text:p>0.46732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9.6772" calcext:value-type="float">
            <text:p>9.6772</text:p>
          </table:table-cell>
          <table:table-cell office:value-type="float" office:value="0.20181697228145" calcext:value-type="float">
            <text:p>0.20181697228145</text:p>
          </table:table-cell>
          <table:table-cell office:value-type="float" office:value="5.8072" calcext:value-type="float">
            <text:p>5.8072</text:p>
          </table:table-cell>
          <table:table-cell office:value-type="float" office:value="14.476" calcext:value-type="float">
            <text:p>14.476</text:p>
          </table:table-cell>
          <table:table-cell office:value-type="float" office:value="0.08124" calcext:value-type="float">
            <text:p>0.08124</text:p>
          </table:table-cell>
          <table:table-cell office:value-type="float" office:value="0.036219534883721" calcext:value-type="float">
            <text:p>0.036219534883721</text:p>
          </table:table-cell>
          <table:table-cell office:value-type="float" office:value="0.233221674418604" calcext:value-type="float">
            <text:p>0.233221674418604</text:p>
          </table:table-cell>
          <table:table-cell office:value-type="float" office:value="0.502311692806922" calcext:value-type="float">
            <text:p>0.502311692806922</text:p>
          </table:table-cell>
          <table:table-cell office:value-type="float" office:value="27.1623444823881" calcext:value-type="float">
            <text:p>27.1623444823881</text:p>
          </table:table-cell>
          <table:table-cell office:value-type="float" office:value="0.016226169359072" calcext:value-type="float">
            <text:p>0.016226169359072</text:p>
          </table:table-cell>
          <table:table-cell office:value-type="float" office:value="9.27096716417911" calcext:value-type="float">
            <text:p>9.27096716417911</text:p>
          </table:table-cell>
          <table:table-cell office:value-type="float" office:value="1.79491162790698" calcext:value-type="float">
            <text:p>1.79491162790698</text:p>
          </table:table-cell>
          <table:table-cell office:value-type="float" office:value="4.8864" calcext:value-type="float">
            <text:p>4.8864</text:p>
          </table:table-cell>
          <table:table-cell office:value-type="float" office:value="11.276" calcext:value-type="float">
            <text:p>11.276</text:p>
          </table:table-cell>
          <table:table-cell office:value-type="float" office:value="0.012841411101049" calcext:value-type="float">
            <text:p>0.012841411101049</text:p>
          </table:table-cell>
          <table:table-cell office:value-type="float" office:value="0.45743424899946" calcext:value-type="float">
            <text:p>0.45743424899946</text:p>
          </table:table-cell>
          <table:table-cell office:value-type="float" office:value="0.019336558139535" calcext:value-type="float">
            <text:p>0.019336558139535</text:p>
          </table:table-cell>
          <table:table-cell office:value-type="float" office:value="1.2356" calcext:value-type="float">
            <text:p>1.2356</text:p>
          </table:table-cell>
          <table:table-cell office:value-type="float" office:value="24.9546686226013" calcext:value-type="float">
            <text:p>24.9546686226013</text:p>
          </table:table-cell>
          <table:table-cell office:value-type="float" office:value="0.088294925373134" calcext:value-type="float">
            <text:p>0.08829492537313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pical</text:p>
          </table:table-cell>
          <table:table-cell table:formula="of:=CONCATENATE([.A8];&quot;-&quot;;[.B8];&quot;&quot;)" office:value-type="string" office:string-value="CT-Ext" calcext:value-type="string">
            <text:p>CT-Ext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60244" calcext:value-type="float">
            <text:p>0.60244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11.2568" calcext:value-type="float">
            <text:p>11.2568</text:p>
          </table:table-cell>
          <table:table-cell office:value-type="float" office:value="0.21443053304904" calcext:value-type="float">
            <text:p>0.21443053304904</text:p>
          </table:table-cell>
          <table:table-cell office:value-type="float" office:value="13.216" calcext:value-type="float">
            <text:p>13.216</text:p>
          </table:table-cell>
          <table:table-cell office:value-type="float" office:value="14.104" calcext:value-type="float">
            <text:p>14.104</text:p>
          </table:table-cell>
          <table:table-cell office:value-type="float" office:value="0.14464" calcext:value-type="float">
            <text:p>0.14464</text:p>
          </table:table-cell>
          <table:table-cell office:value-type="float" office:value="0.031546046511628" calcext:value-type="float">
            <text:p>0.031546046511628</text:p>
          </table:table-cell>
          <table:table-cell office:value-type="float" office:value="0.206801860465116" calcext:value-type="float">
            <text:p>0.206801860465116</text:p>
          </table:table-cell>
          <table:table-cell office:value-type="float" office:value="0.466904584099514" calcext:value-type="float">
            <text:p>0.466904584099514</text:p>
          </table:table-cell>
          <table:table-cell office:value-type="float" office:value="28.8599910125373" calcext:value-type="float">
            <text:p>28.8599910125373</text:p>
          </table:table-cell>
          <table:table-cell office:value-type="float" office:value="0.018544193553225" calcext:value-type="float">
            <text:p>0.018544193553225</text:p>
          </table:table-cell>
          <table:table-cell office:value-type="float" office:value="10.5953910447761" calcext:value-type="float">
            <text:p>10.5953910447761</text:p>
          </table:table-cell>
          <table:table-cell office:value-type="float" office:value="1.43476093023256" calcext:value-type="float">
            <text:p>1.43476093023256</text:p>
          </table:table-cell>
          <table:table-cell office:value-type="float" office:value="5.745" calcext:value-type="float">
            <text:p>5.745</text:p>
          </table:table-cell>
          <table:table-cell office:value-type="float" office:value="17.052" calcext:value-type="float">
            <text:p>17.052</text:p>
          </table:table-cell>
          <table:table-cell office:value-type="float" office:value="0.014675898401199" calcext:value-type="float">
            <text:p>0.014675898401199</text:p>
          </table:table-cell>
          <table:table-cell office:value-type="float" office:value="0.352002117468902" calcext:value-type="float">
            <text:p>0.352002117468902</text:p>
          </table:table-cell>
          <table:table-cell office:value-type="float" office:value="0.018358046511628" calcext:value-type="float">
            <text:p>0.018358046511628</text:p>
          </table:table-cell>
          <table:table-cell office:value-type="float" office:value="1.1732" calcext:value-type="float">
            <text:p>1.1732</text:p>
          </table:table-cell>
          <table:table-cell office:value-type="float" office:value="26.5143354115139" calcext:value-type="float">
            <text:p>26.5143354115139</text:p>
          </table:table-cell>
          <table:table-cell office:value-type="float" office:value="0.100908486140725" calcext:value-type="float">
            <text:p>0.10090848614072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pical</text:p>
          </table:table-cell>
          <table:table-cell table:formula="of:=CONCATENATE([.A9];&quot;-&quot;;[.B9];&quot;&quot;)" office:value-type="string" office:string-value="CT-Ext" calcext:value-type="string">
            <text:p>CT-Ext</text:p>
          </table:table-cell>
          <table:table-cell office:value-type="float" office:value="0.012304" calcext:value-type="float">
            <text:p>0.012304</text:p>
          </table:table-cell>
          <table:table-cell office:value-type="float" office:value="0.41088" calcext:value-type="float">
            <text:p>0.41088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9.004" calcext:value-type="float">
            <text:p>9.004</text:p>
          </table:table-cell>
          <table:table-cell office:value-type="float" office:value="0.21443053304904" calcext:value-type="float">
            <text:p>0.21443053304904</text:p>
          </table:table-cell>
          <table:table-cell office:value-type="float" office:value="14.43" calcext:value-type="float">
            <text:p>14.43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11264" calcext:value-type="float">
            <text:p>0.11264</text:p>
          </table:table-cell>
          <table:table-cell office:value-type="float" office:value="0.030231627906977" calcext:value-type="float">
            <text:p>0.030231627906977</text:p>
          </table:table-cell>
          <table:table-cell office:value-type="float" office:value="0.20294623255814" calcext:value-type="float">
            <text:p>0.20294623255814</text:p>
          </table:table-cell>
          <table:table-cell office:value-type="float" office:value="0.448987733910222" calcext:value-type="float">
            <text:p>0.448987733910222</text:p>
          </table:table-cell>
          <table:table-cell office:value-type="float" office:value="28.8599910125373" calcext:value-type="float">
            <text:p>28.8599910125373</text:p>
          </table:table-cell>
          <table:table-cell office:value-type="float" office:value="0.015453494627687" calcext:value-type="float">
            <text:p>0.015453494627687</text:p>
          </table:table-cell>
          <table:table-cell office:value-type="float" office:value="8.82949253731343" calcext:value-type="float">
            <text:p>8.82949253731343</text:p>
          </table:table-cell>
          <table:table-cell office:value-type="float" office:value="1.46572279069767" calcext:value-type="float">
            <text:p>1.46572279069767</text:p>
          </table:table-cell>
          <table:table-cell office:value-type="float" office:value="6.855" calcext:value-type="float">
            <text:p>6.855</text:p>
          </table:table-cell>
          <table:table-cell office:value-type="float" office:value="12.4284" calcext:value-type="float">
            <text:p>12.4284</text:p>
          </table:table-cell>
          <table:table-cell office:value-type="float" office:value="0.012229915334332" calcext:value-type="float">
            <text:p>0.012229915334332</text:p>
          </table:table-cell>
          <table:table-cell office:value-type="float" office:value="0.338329854407788" calcext:value-type="float">
            <text:p>0.338329854407788</text:p>
          </table:table-cell>
          <table:table-cell office:value-type="float" office:value="0.017437953488372" calcext:value-type="float">
            <text:p>0.017437953488372</text:p>
          </table:table-cell>
          <table:table-cell office:value-type="float" office:value="1.2284" calcext:value-type="float">
            <text:p>1.2284</text:p>
          </table:table-cell>
          <table:table-cell office:value-type="float" office:value="26.5143354115139" calcext:value-type="float">
            <text:p>26.5143354115139</text:p>
          </table:table-cell>
          <table:table-cell office:value-type="float" office:value="0.084090405117271" calcext:value-type="float">
            <text:p>0.08409040511727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pical</text:p>
          </table:table-cell>
          <table:table-cell table:formula="of:=CONCATENATE([.A10];&quot;-&quot;;[.B10];&quot;&quot;)" office:value-type="string" office:string-value="CT-Int" calcext:value-type="string">
            <text:p>CT-Int</text:p>
          </table:table-cell>
          <table:table-cell office:value-type="float" office:value="0.019416" calcext:value-type="float">
            <text:p>0.019416</text:p>
          </table:table-cell>
          <table:table-cell office:value-type="float" office:value="0.41104" calcext:value-type="float">
            <text:p>0.41104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5.0416" calcext:value-type="float">
            <text:p>5.0416</text:p>
          </table:table-cell>
          <table:table-cell office:value-type="float" office:value="0.123245" calcext:value-type="float">
            <text:p>0.123245</text:p>
          </table:table-cell>
          <table:table-cell office:value-type="float" office:value="3.5144" calcext:value-type="float">
            <text:p>3.5144</text:p>
          </table:table-cell>
          <table:table-cell office:value-type="float" office:value="4.756" calcext:value-type="float">
            <text:p>4.756</text:p>
          </table:table-cell>
          <table:table-cell office:value-type="float" office:value="0.12524" calcext:value-type="float">
            <text:p>0.12524</text:p>
          </table:table-cell>
          <table:table-cell office:value-type="float" office:value="0.018551635796308" calcext:value-type="float">
            <text:p>0.018551635796308</text:p>
          </table:table-cell>
          <table:table-cell office:value-type="float" office:value="0.077700667070174" calcext:value-type="float">
            <text:p>0.077700667070174</text:p>
          </table:table-cell>
          <table:table-cell office:value-type="float" office:value="0.243540580754276" calcext:value-type="float">
            <text:p>0.243540580754276</text:p>
          </table:table-cell>
          <table:table-cell office:value-type="float" office:value="16.587421305" calcext:value-type="float">
            <text:p>16.587421305</text:p>
          </table:table-cell>
          <table:table-cell office:value-type="float" office:value="0.008275606407892" calcext:value-type="float">
            <text:p>0.008275606407892</text:p>
          </table:table-cell>
          <table:table-cell office:value-type="float" office:value="4.72834182692308" calcext:value-type="float">
            <text:p>4.72834182692308</text:p>
          </table:table-cell>
          <table:table-cell office:value-type="float" office:value="0.672322440136864" calcext:value-type="float">
            <text:p>0.672322440136864</text:p>
          </table:table-cell>
          <table:table-cell office:value-type="float" office:value="3.396" calcext:value-type="float">
            <text:p>3.396</text:p>
          </table:table-cell>
          <table:table-cell office:value-type="float" office:value="8.2444" calcext:value-type="float">
            <text:p>8.2444</text:p>
          </table:table-cell>
          <table:table-cell office:value-type="float" office:value="0.006549325453379" calcext:value-type="float">
            <text:p>0.006549325453379</text:p>
          </table:table-cell>
          <table:table-cell office:value-type="float" office:value="0.206016385877708" calcext:value-type="float">
            <text:p>0.206016385877708</text:p>
          </table:table-cell>
          <table:table-cell office:value-type="float" office:value="0.009603609959216" calcext:value-type="float">
            <text:p>0.009603609959216</text:p>
          </table:table-cell>
          <table:table-cell office:value-type="float" office:value="1.06488" calcext:value-type="float">
            <text:p>1.06488</text:p>
          </table:table-cell>
          <table:table-cell office:value-type="float" office:value="15.23924425" calcext:value-type="float">
            <text:p>15.23924425</text:p>
          </table:table-cell>
          <table:table-cell office:value-type="float" office:value="0.045031826923077" calcext:value-type="float">
            <text:p>0.04503182692307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pical</text:p>
          </table:table-cell>
          <table:table-cell table:formula="of:=CONCATENATE([.A11];&quot;-&quot;;[.B11];&quot;&quot;)" office:value-type="string" office:string-value="CT-Int" calcext:value-type="string">
            <text:p>CT-Int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0.376428" calcext:value-type="float">
            <text:p>0.376428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5.4776" calcext:value-type="float">
            <text:p>5.4776</text:p>
          </table:table-cell>
          <table:table-cell office:value-type="float" office:value="0.113764615384615" calcext:value-type="float">
            <text:p>0.113764615384615</text:p>
          </table:table-cell>
          <table:table-cell office:value-type="float" office:value="3.4792" calcext:value-type="float">
            <text:p>3.4792</text:p>
          </table:table-cell>
          <table:table-cell office:value-type="float" office:value="11.536" calcext:value-type="float">
            <text:p>11.536</text:p>
          </table:table-cell>
          <table:table-cell office:value-type="float" office:value="0.04876" calcext:value-type="float">
            <text:p>0.04876</text:p>
          </table:table-cell>
          <table:table-cell office:value-type="float" office:value="0.01729626194543" calcext:value-type="float">
            <text:p>0.01729626194543</text:p>
          </table:table-cell>
          <table:table-cell office:value-type="float" office:value="0.11137258347039" calcext:value-type="float">
            <text:p>0.11137258347039</text:p>
          </table:table-cell>
          <table:table-cell office:value-type="float" office:value="0.239873721320084" calcext:value-type="float">
            <text:p>0.239873721320084</text:p>
          </table:table-cell>
          <table:table-cell office:value-type="float" office:value="15.31146582" calcext:value-type="float">
            <text:p>15.31146582</text:p>
          </table:table-cell>
          <table:table-cell office:value-type="float" office:value="0.009146722871881" calcext:value-type="float">
            <text:p>0.009146722871881</text:p>
          </table:table-cell>
          <table:table-cell office:value-type="float" office:value="5.22606201923077" calcext:value-type="float">
            <text:p>5.22606201923077</text:p>
          </table:table-cell>
          <table:table-cell office:value-type="float" office:value="0.857141368182786" calcext:value-type="float">
            <text:p>0.857141368182786</text:p>
          </table:table-cell>
          <table:table-cell office:value-type="float" office:value="4.87" calcext:value-type="float">
            <text:p>4.87</text:p>
          </table:table-cell>
          <table:table-cell office:value-type="float" office:value="8.2144" calcext:value-type="float">
            <text:p>8.2144</text:p>
          </table:table-cell>
          <table:table-cell office:value-type="float" office:value="0.007238728132683" calcext:value-type="float">
            <text:p>0.007238728132683</text:p>
          </table:table-cell>
          <table:table-cell office:value-type="float" office:value="0.21844296507136" calcext:value-type="float">
            <text:p>0.21844296507136</text:p>
          </table:table-cell>
          <table:table-cell office:value-type="float" office:value="0.009233972103125" calcext:value-type="float">
            <text:p>0.009233972103125</text:p>
          </table:table-cell>
          <table:table-cell office:value-type="float" office:value="1.54168" calcext:value-type="float">
            <text:p>1.54168</text:p>
          </table:table-cell>
          <table:table-cell office:value-type="float" office:value="14.0669946923077" calcext:value-type="float">
            <text:p>14.0669946923077</text:p>
          </table:table-cell>
          <table:table-cell office:value-type="float" office:value="0.049772019230769" calcext:value-type="float">
            <text:p>0.04977201923076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pical</text:p>
          </table:table-cell>
          <table:table-cell table:formula="of:=CONCATENATE([.A12];&quot;-&quot;;[.B12];&quot;&quot;)" office:value-type="string" office:string-value="CT-Int" calcext:value-type="string">
            <text:p>CT-Int</text:p>
          </table:table-cell>
          <table:table-cell office:value-type="float" office:value="0.019328" calcext:value-type="float">
            <text:p>0.019328</text:p>
          </table:table-cell>
          <table:table-cell office:value-type="float" office:value="0.320468" calcext:value-type="float">
            <text:p>0.320468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4.6864" calcext:value-type="float">
            <text:p>4.6864</text:p>
          </table:table-cell>
          <table:table-cell office:value-type="float" office:value="0.120874903846154" calcext:value-type="float">
            <text:p>0.120874903846154</text:p>
          </table:table-cell>
          <table:table-cell office:value-type="float" office:value="3.5856" calcext:value-type="float">
            <text:p>3.5856</text:p>
          </table:table-cell>
          <table:table-cell office:value-type="float" office:value="4.484" calcext:value-type="float">
            <text:p>4.484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15064486210536" calcext:value-type="float">
            <text:p>0.015064486210536</text:p>
          </table:table-cell>
          <table:table-cell office:value-type="float" office:value="0.098756076269066" calcext:value-type="float">
            <text:p>0.098756076269066</text:p>
          </table:table-cell>
          <table:table-cell office:value-type="float" office:value="0.222965425040198" calcext:value-type="float">
            <text:p>0.222965425040198</text:p>
          </table:table-cell>
          <table:table-cell office:value-type="float" office:value="16.26843243375" calcext:value-type="float">
            <text:p>16.26843243375</text:p>
          </table:table-cell>
          <table:table-cell office:value-type="float" office:value="0.010453397567863" calcext:value-type="float">
            <text:p>0.010453397567863</text:p>
          </table:table-cell>
          <table:table-cell office:value-type="float" office:value="5.97264230769231" calcext:value-type="float">
            <text:p>5.97264230769231</text:p>
          </table:table-cell>
          <table:table-cell office:value-type="float" office:value="0.685155150612504" calcext:value-type="float">
            <text:p>0.685155150612504</text:p>
          </table:table-cell>
          <table:table-cell office:value-type="float" office:value="4.162" calcext:value-type="float">
            <text:p>4.162</text:p>
          </table:table-cell>
          <table:table-cell office:value-type="float" office:value="8.7012" calcext:value-type="float">
            <text:p>8.7012</text:p>
          </table:table-cell>
          <table:table-cell office:value-type="float" office:value="0.008272832151637" calcext:value-type="float">
            <text:p>0.008272832151637</text:p>
          </table:table-cell>
          <table:table-cell office:value-type="float" office:value="0.168094947895769" calcext:value-type="float">
            <text:p>0.168094947895769</text:p>
          </table:table-cell>
          <table:table-cell office:value-type="float" office:value="0.008766694058631" calcext:value-type="float">
            <text:p>0.008766694058631</text:p>
          </table:table-cell>
          <table:table-cell office:value-type="float" office:value="0.92508" calcext:value-type="float">
            <text:p>0.92508</text:p>
          </table:table-cell>
          <table:table-cell office:value-type="float" office:value="14.9461818605769" calcext:value-type="float">
            <text:p>14.9461818605769</text:p>
          </table:table-cell>
          <table:table-cell office:value-type="float" office:value="0.056882307692308" calcext:value-type="float">
            <text:p>0.05688230769230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pical</text:p>
          </table:table-cell>
          <table:table-cell table:formula="of:=CONCATENATE([.A13];&quot;-&quot;;[.B13];&quot;&quot;)" office:value-type="string" office:string-value="CT-Int" calcext:value-type="string">
            <text:p>CT-Int</text:p>
          </table:table-cell>
          <table:table-cell office:value-type="float" office:value="0.022552" calcext:value-type="float">
            <text:p>0.022552</text:p>
          </table:table-cell>
          <table:table-cell office:value-type="float" office:value="0.372488" calcext:value-type="float">
            <text:p>0.372488</text:p>
          </table:table-cell>
          <table:table-cell office:value-type="float" office:value="0.0096" calcext:value-type="float">
            <text:p>0.0096</text:p>
          </table:table-cell>
          <table:table-cell office:value-type="float" office:value="4.3928" calcext:value-type="float">
            <text:p>4.3928</text:p>
          </table:table-cell>
          <table:table-cell office:value-type="float" office:value="0.120874903846154" calcext:value-type="float">
            <text:p>0.120874903846154</text:p>
          </table:table-cell>
          <table:table-cell office:value-type="float" office:value="3.1928" calcext:value-type="float">
            <text:p>3.1928</text:p>
          </table:table-cell>
          <table:table-cell office:value-type="float" office:value="11.808" calcext:value-type="float">
            <text:p>11.808</text:p>
          </table:table-cell>
          <table:table-cell office:value-type="float" office:value="0.06868" calcext:value-type="float">
            <text:p>0.06868</text:p>
          </table:table-cell>
          <table:table-cell office:value-type="float" office:value="0.014436799285097" calcext:value-type="float">
            <text:p>0.014436799285097</text:p>
          </table:table-cell>
          <table:table-cell office:value-type="float" office:value="0.096914861287779" calcext:value-type="float">
            <text:p>0.096914861287779</text:p>
          </table:table-cell>
          <table:table-cell office:value-type="float" office:value="0.214409419693748" calcext:value-type="float">
            <text:p>0.214409419693748</text:p>
          </table:table-cell>
          <table:table-cell office:value-type="float" office:value="16.26843243375" calcext:value-type="float">
            <text:p>16.26843243375</text:p>
          </table:table-cell>
          <table:table-cell office:value-type="float" office:value="0.008711164639886" calcext:value-type="float">
            <text:p>0.008711164639886</text:p>
          </table:table-cell>
          <table:table-cell office:value-type="float" office:value="4.97720192307692" calcext:value-type="float">
            <text:p>4.97720192307692</text:p>
          </table:table-cell>
          <table:table-cell office:value-type="float" office:value="0.699940664856178" calcext:value-type="float">
            <text:p>0.699940664856178</text:p>
          </table:table-cell>
          <table:table-cell office:value-type="float" office:value="4.228" calcext:value-type="float">
            <text:p>4.228</text:p>
          </table:table-cell>
          <table:table-cell office:value-type="float" office:value="7.4288" calcext:value-type="float">
            <text:p>7.4288</text:p>
          </table:table-cell>
          <table:table-cell office:value-type="float" office:value="0.006894026793031" calcext:value-type="float">
            <text:p>0.006894026793031</text:p>
          </table:table-cell>
          <table:table-cell office:value-type="float" office:value="0.161565900958776" calcext:value-type="float">
            <text:p>0.161565900958776</text:p>
          </table:table-cell>
          <table:table-cell office:value-type="float" office:value="0.008327313210824" calcext:value-type="float">
            <text:p>0.008327313210824</text:p>
          </table:table-cell>
          <table:table-cell office:value-type="float" office:value="1.24296" calcext:value-type="float">
            <text:p>1.24296</text:p>
          </table:table-cell>
          <table:table-cell office:value-type="float" office:value="14.9461818605769" calcext:value-type="float">
            <text:p>14.9461818605769</text:p>
          </table:table-cell>
          <table:table-cell office:value-type="float" office:value="0.047401923076923" calcext:value-type="float">
            <text:p>0.04740192307692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pical</text:p>
          </table:table-cell>
          <table:table-cell table:formula="of:=CONCATENATE([.A14];&quot;-&quot;;[.B14];&quot;&quot;)" office:value-type="string" office:string-value="CT-Int" calcext:value-type="string">
            <text:p>CT-Int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461848" calcext:value-type="float">
            <text:p>0.461848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8.4416" calcext:value-type="float">
            <text:p>8.4416</text:p>
          </table:table-cell>
          <table:table-cell office:value-type="float" office:value="0.165027420042644" calcext:value-type="float">
            <text:p>0.165027420042644</text:p>
          </table:table-cell>
          <table:table-cell office:value-type="float" office:value="5.2524" calcext:value-type="float">
            <text:p>5.2524</text:p>
          </table:table-cell>
          <table:table-cell office:value-type="float" office:value="7.2704" calcext:value-type="float">
            <text:p>7.2704</text:p>
          </table:table-cell>
          <table:table-cell office:value-type="float" office:value="0.11164" calcext:value-type="float">
            <text:p>0.11164</text:p>
          </table:table-cell>
          <table:table-cell office:value-type="float" office:value="0.029182748414376" calcext:value-type="float">
            <text:p>0.029182748414376</text:p>
          </table:table-cell>
          <table:table-cell office:value-type="float" office:value="0.122227443640815" calcext:value-type="float">
            <text:p>0.122227443640815</text:p>
          </table:table-cell>
          <table:table-cell office:value-type="float" office:value="0.383102793461356" calcext:value-type="float">
            <text:p>0.383102793461356</text:p>
          </table:table-cell>
          <table:table-cell office:value-type="float" office:value="22.2108754361194" calcext:value-type="float">
            <text:p>22.2108754361194</text:p>
          </table:table-cell>
          <table:table-cell office:value-type="float" office:value="0.011081195787113" calcext:value-type="float">
            <text:p>0.011081195787113</text:p>
          </table:table-cell>
          <table:table-cell office:value-type="float" office:value="6.33134044202067" calcext:value-type="float">
            <text:p>6.33134044202067</text:p>
          </table:table-cell>
          <table:table-cell office:value-type="float" office:value="1.05760035606988" calcext:value-type="float">
            <text:p>1.05760035606988</text:p>
          </table:table-cell>
          <table:table-cell office:value-type="float" office:value="2.566" calcext:value-type="float">
            <text:p>2.566</text:p>
          </table:table-cell>
          <table:table-cell office:value-type="float" office:value="12.164" calcext:value-type="float">
            <text:p>12.164</text:p>
          </table:table-cell>
          <table:table-cell office:value-type="float" office:value="0.008769672462094" calcext:value-type="float">
            <text:p>0.008769672462094</text:p>
          </table:table-cell>
          <table:table-cell office:value-type="float" office:value="0.324075161043472" calcext:value-type="float">
            <text:p>0.324075161043472</text:p>
          </table:table-cell>
          <table:table-cell office:value-type="float" office:value="0.015107009235563" calcext:value-type="float">
            <text:p>0.015107009235563</text:p>
          </table:table-cell>
          <table:table-cell office:value-type="float" office:value="1.17124" calcext:value-type="float">
            <text:p>1.17124</text:p>
          </table:table-cell>
          <table:table-cell office:value-type="float" office:value="20.4056404882729" calcext:value-type="float">
            <text:p>20.4056404882729</text:p>
          </table:table-cell>
          <table:table-cell office:value-type="float" office:value="0.060298480400197" calcext:value-type="float">
            <text:p>0.06029848040019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pical</text:p>
          </table:table-cell>
          <table:table-cell table:formula="of:=CONCATENATE([.A15];&quot;-&quot;;[.B15];&quot;&quot;)" office:value-type="string" office:string-value="CT-Int" calcext:value-type="string">
            <text:p>CT-Int</text:p>
          </table:table-cell>
          <table:table-cell office:value-type="float" office:value="0.018444" calcext:value-type="float">
            <text:p>0.018444</text:p>
          </table:table-cell>
          <table:table-cell office:value-type="float" office:value="0.453876" calcext:value-type="float">
            <text:p>0.453876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6.142" calcext:value-type="float">
            <text:p>6.142</text:p>
          </table:table-cell>
          <table:table-cell office:value-type="float" office:value="0.152333003116287" calcext:value-type="float">
            <text:p>0.152333003116287</text:p>
          </table:table-cell>
          <table:table-cell office:value-type="float" office:value="4.646" calcext:value-type="float">
            <text:p>4.646</text:p>
          </table:table-cell>
          <table:table-cell office:value-type="float" office:value="11.5808" calcext:value-type="float">
            <text:p>11.580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7207975965283" calcext:value-type="float">
            <text:p>0.027207975965283</text:p>
          </table:table-cell>
          <table:table-cell office:value-type="float" office:value="0.175195229108713" calcext:value-type="float">
            <text:p>0.175195229108713</text:p>
          </table:table-cell>
          <table:table-cell office:value-type="float" office:value="0.377334620912378" calcext:value-type="float">
            <text:p>0.377334620912378</text:p>
          </table:table-cell>
          <table:table-cell office:value-type="float" office:value="20.5023465564179" calcext:value-type="float">
            <text:p>20.5023465564179</text:p>
          </table:table-cell>
          <table:table-cell office:value-type="float" office:value="0.012247637448915" calcext:value-type="float">
            <text:p>0.012247637448915</text:p>
          </table:table-cell>
          <table:table-cell office:value-type="float" office:value="6.99779733065442" calcext:value-type="float">
            <text:p>6.99779733065442</text:p>
          </table:table-cell>
          <table:table-cell office:value-type="float" office:value="1.34833074440859" calcext:value-type="float">
            <text:p>1.34833074440859</text:p>
          </table:table-cell>
          <table:table-cell office:value-type="float" office:value="3.91" calcext:value-type="float">
            <text:p>3.91</text:p>
          </table:table-cell>
          <table:table-cell office:value-type="float" office:value="9.0208" calcext:value-type="float">
            <text:p>9.0208</text:p>
          </table:table-cell>
          <table:table-cell office:value-type="float" office:value="0.009692795879157" calcext:value-type="float">
            <text:p>0.009692795879157</text:p>
          </table:table-cell>
          <table:table-cell office:value-type="float" office:value="0.3436228569039" calcext:value-type="float">
            <text:p>0.3436228569039</text:p>
          </table:table-cell>
          <table:table-cell office:value-type="float" office:value="0.014525548458885" calcext:value-type="float">
            <text:p>0.014525548458885</text:p>
          </table:table-cell>
          <table:table-cell office:value-type="float" office:value="1.38856" calcext:value-type="float">
            <text:p>1.38856</text:p>
          </table:table-cell>
          <table:table-cell office:value-type="float" office:value="18.8359758353289" calcext:value-type="float">
            <text:p>18.8359758353289</text:p>
          </table:table-cell>
          <table:table-cell office:value-type="float" office:value="0.066645688863375" calcext:value-type="float">
            <text:p>0.06664568886337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pical</text:p>
          </table:table-cell>
          <table:table-cell table:formula="of:=CONCATENATE([.A16];&quot;-&quot;;[.B16];&quot;&quot;)" office:value-type="string" office:string-value="CT-Int" calcext:value-type="string">
            <text:p>CT-Int</text:p>
          </table:table-cell>
          <table:table-cell office:value-type="float" office:value="0.022864" calcext:value-type="float">
            <text:p>0.022864</text:p>
          </table:table-cell>
          <table:table-cell office:value-type="float" office:value="0.482044" calcext:value-type="float">
            <text:p>0.482044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9.0056" calcext:value-type="float">
            <text:p>9.0056</text:p>
          </table:table-cell>
          <table:table-cell office:value-type="float" office:value="0.161853815811055" calcext:value-type="float">
            <text:p>0.161853815811055</text:p>
          </table:table-cell>
          <table:table-cell office:value-type="float" office:value="10.5728" calcext:value-type="float">
            <text:p>10.5728</text:p>
          </table:table-cell>
          <table:table-cell office:value-type="float" office:value="11.2832" calcext:value-type="float">
            <text:p>11.2832</text:p>
          </table:table-cell>
          <table:table-cell office:value-type="float" office:value="0.15572" calcext:value-type="float">
            <text:p>0.15572</text:p>
          </table:table-cell>
          <table:table-cell office:value-type="float" office:value="0.023697269389118" calcext:value-type="float">
            <text:p>0.023697269389118</text:p>
          </table:table-cell>
          <table:table-cell office:value-type="float" office:value="0.155348765995327" calcext:value-type="float">
            <text:p>0.155348765995327</text:p>
          </table:table-cell>
          <table:table-cell office:value-type="float" office:value="0.350736936380974" calcext:value-type="float">
            <text:p>0.350736936380974</text:p>
          </table:table-cell>
          <table:table-cell office:value-type="float" office:value="21.783743216194" calcext:value-type="float">
            <text:p>21.783743216194</text:p>
          </table:table-cell>
          <table:table-cell office:value-type="float" office:value="0.013997299941617" calcext:value-type="float">
            <text:p>0.013997299941617</text:p>
          </table:table-cell>
          <table:table-cell office:value-type="float" office:value="7.99748266360505" calcext:value-type="float">
            <text:p>7.99748266360505</text:p>
          </table:table-cell>
          <table:table-cell office:value-type="float" office:value="1.07778691888283" calcext:value-type="float">
            <text:p>1.07778691888283</text:p>
          </table:table-cell>
          <table:table-cell office:value-type="float" office:value="4.596" calcext:value-type="float">
            <text:p>4.596</text:p>
          </table:table-cell>
          <table:table-cell office:value-type="float" office:value="13.644" calcext:value-type="float">
            <text:p>13.644</text:p>
          </table:table-cell>
          <table:table-cell office:value-type="float" office:value="0.011077481004751" calcext:value-type="float">
            <text:p>0.011077481004751</text:p>
          </table:table-cell>
          <table:table-cell office:value-type="float" office:value="0.264422643266114" calcext:value-type="float">
            <text:p>0.264422643266114</text:p>
          </table:table-cell>
          <table:table-cell office:value-type="float" office:value="0.0137904942695" calcext:value-type="float">
            <text:p>0.0137904942695</text:p>
          </table:table-cell>
          <table:table-cell office:value-type="float" office:value="0.93856" calcext:value-type="float">
            <text:p>0.93856</text:p>
          </table:table-cell>
          <table:table-cell office:value-type="float" office:value="20.0132243250369" calcext:value-type="float">
            <text:p>20.0132243250369</text:p>
          </table:table-cell>
          <table:table-cell office:value-type="float" office:value="0.076166501558143" calcext:value-type="float">
            <text:p>0.07616650155814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pical</text:p>
          </table:table-cell>
          <table:table-cell table:formula="of:=CONCATENATE([.A17];&quot;-&quot;;[.B17];&quot;&quot;)" office:value-type="string" office:string-value="CT-Int" calcext:value-type="string">
            <text:p>CT-Int</text:p>
          </table:table-cell>
          <table:table-cell office:value-type="float" office:value="0.009844" calcext:value-type="float">
            <text:p>0.009844</text:p>
          </table:table-cell>
          <table:table-cell office:value-type="float" office:value="0.488704" calcext:value-type="float">
            <text:p>0.488704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6.4056" calcext:value-type="float">
            <text:p>6.4056</text:p>
          </table:table-cell>
          <table:table-cell office:value-type="float" office:value="0.161853815811055" calcext:value-type="float">
            <text:p>0.161853815811055</text:p>
          </table:table-cell>
          <table:table-cell office:value-type="float" office:value="11.5372" calcext:value-type="float">
            <text:p>11.5372</text:p>
          </table:table-cell>
          <table:table-cell office:value-type="float" office:value="14.952" calcext:value-type="float">
            <text:p>14.952</text:p>
          </table:table-cell>
          <table:table-cell office:value-type="float" office:value="0.13012" calcext:value-type="float">
            <text:p>0.13012</text:p>
          </table:table-cell>
          <table:table-cell office:value-type="float" office:value="0.022709883164571" calcext:value-type="float">
            <text:p>0.022709883164571</text:p>
          </table:table-cell>
          <table:table-cell office:value-type="float" office:value="0.15245243306999" calcext:value-type="float">
            <text:p>0.15245243306999</text:p>
          </table:table-cell>
          <table:table-cell office:value-type="float" office:value="0.337277867100024" calcext:value-type="float">
            <text:p>0.337277867100024</text:p>
          </table:table-cell>
          <table:table-cell office:value-type="float" office:value="21.783743216194" calcext:value-type="float">
            <text:p>21.783743216194</text:p>
          </table:table-cell>
          <table:table-cell office:value-type="float" office:value="0.011664416618014" calcext:value-type="float">
            <text:p>0.011664416618014</text:p>
          </table:table-cell>
          <table:table-cell office:value-type="float" office:value="6.66456888633754" calcext:value-type="float">
            <text:p>6.66456888633754</text:p>
          </table:table-cell>
          <table:table-cell office:value-type="float" office:value="1.10104534994993" calcext:value-type="float">
            <text:p>1.10104534994993</text:p>
          </table:table-cell>
          <table:table-cell office:value-type="float" office:value="5.484" calcext:value-type="float">
            <text:p>5.484</text:p>
          </table:table-cell>
          <table:table-cell office:value-type="float" office:value="9.944" calcext:value-type="float">
            <text:p>9.944</text:p>
          </table:table-cell>
          <table:table-cell office:value-type="float" office:value="0.009231234170626" calcext:value-type="float">
            <text:p>0.009231234170626</text:p>
          </table:table-cell>
          <table:table-cell office:value-type="float" office:value="0.254152091588626" calcext:value-type="float">
            <text:p>0.254152091588626</text:p>
          </table:table-cell>
          <table:table-cell office:value-type="float" office:value="0.013099323912318" calcext:value-type="float">
            <text:p>0.013099323912318</text:p>
          </table:table-cell>
          <table:table-cell office:value-type="float" office:value="1.38272" calcext:value-type="float">
            <text:p>1.38272</text:p>
          </table:table-cell>
          <table:table-cell office:value-type="float" office:value="20.0132243250369" calcext:value-type="float">
            <text:p>20.0132243250369</text:p>
          </table:table-cell>
          <table:table-cell office:value-type="float" office:value="0.063472084631786" calcext:value-type="float">
            <text:p>0.06347208463178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basal</text:p>
          </table:table-cell>
          <table:table-cell table:formula="of:=CONCATENATE([.A18];&quot;-&quot;;[.B18];&quot;&quot;)" office:value-type="string" office:string-value="CT-Ext" calcext:value-type="string">
            <text:p>CT-Ext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2088" calcext:value-type="float">
            <text:p>0.02088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0.14758" calcext:value-type="float">
            <text:p>0.14758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626" calcext:value-type="float">
            <text:p>0.626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29496399043983" calcext:value-type="float">
            <text:p>0.029496399043983</text:p>
          </table:table-cell>
          <table:table-cell office:value-type="float" office:value="0.13669737431946" calcext:value-type="float">
            <text:p>0.13669737431946</text:p>
          </table:table-cell>
          <table:table-cell office:value-type="float" office:value="0.349608642029192" calcext:value-type="float">
            <text:p>0.349608642029192</text:p>
          </table:table-cell>
          <table:table-cell office:value-type="float" office:value="19.86264462" calcext:value-type="float">
            <text:p>19.86264462</text:p>
          </table:table-cell>
          <table:table-cell office:value-type="float" office:value="0.01038681541775" calcext:value-type="float">
            <text:p>0.01038681541775</text:p>
          </table:table-cell>
          <table:table-cell office:value-type="float" office:value="5.9346" calcext:value-type="float">
            <text:p>5.9346</text:p>
          </table:table-cell>
          <table:table-cell office:value-type="float" office:value="1.38817428000746" calcext:value-type="float">
            <text:p>1.3881742800074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008220138953219" calcext:value-type="float">
            <text:p>0.008220138953219</text:p>
          </table:table-cell>
          <table:table-cell office:value-type="float" office:value="0.091918667992889" calcext:value-type="float">
            <text:p>0.091918667992889</text:p>
          </table:table-cell>
          <table:table-cell office:value-type="float" office:value="0.014185924415216" calcext:value-type="float">
            <text:p>0.014185924415216</text:p>
          </table:table-cell>
          <table:table-cell office:value-type="float" office:value="0.128" calcext:value-type="float">
            <text:p>0.128</text:p>
          </table:table-cell>
          <table:table-cell office:value-type="float" office:value="18.248267" calcext:value-type="float">
            <text:p>18.248267</text:p>
          </table:table-cell>
          <table:table-cell office:value-type="float" office:value="0.05652" calcext:value-type="float">
            <text:p>0.0565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basal</text:p>
          </table:table-cell>
          <table:table-cell table:formula="of:=CONCATENATE([.A19];&quot;-&quot;;[.B19];&quot;&quot;)" office:value-type="string" office:string-value="CT-Ext" calcext:value-type="string">
            <text:p>CT-Ext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0.157" calcext:value-type="float">
            <text:p>0.157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13365555816805" calcext:value-type="float">
            <text:p>0.013365555816805</text:p>
          </table:table-cell>
          <table:table-cell office:value-type="float" office:value="0.138356546765684" calcext:value-type="float">
            <text:p>0.138356546765684</text:p>
          </table:table-cell>
          <table:table-cell office:value-type="float" office:value="0.276779117447832" calcext:value-type="float">
            <text:p>0.276779117447832</text:p>
          </table:table-cell>
          <table:table-cell office:value-type="float" office:value="21.130473" calcext:value-type="float">
            <text:p>21.130473</text:p>
          </table:table-cell>
          <table:table-cell office:value-type="float" office:value="0.01327204192268" calcext:value-type="float">
            <text:p>0.01327204192268</text:p>
          </table:table-cell>
          <table:table-cell office:value-type="float" office:value="7.5831" calcext:value-type="float">
            <text:p>7.5831</text:p>
          </table:table-cell>
          <table:table-cell office:value-type="float" office:value="1.07320804396593" calcext:value-type="float">
            <text:p>1.07320804396593</text:p>
          </table:table-cell>
          <table:table-cell office:value-type="float" office:value="1.0102" calcext:value-type="float">
            <text:p>1.0102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010503510884669" calcext:value-type="float">
            <text:p>0.010503510884669</text:p>
          </table:table-cell>
          <table:table-cell office:value-type="float" office:value="0.198834025520646" calcext:value-type="float">
            <text:p>0.198834025520646</text:p>
          </table:table-cell>
          <table:table-cell office:value-type="float" office:value="0.011217849261415" calcext:value-type="float">
            <text:p>0.011217849261415</text:p>
          </table:table-cell>
          <table:table-cell office:value-type="float" office:value="0.15" calcext:value-type="float">
            <text:p>0.15</text:p>
          </table:table-cell>
          <table:table-cell office:value-type="float" office:value="19.41305" calcext:value-type="float">
            <text:p>19.41305</text:p>
          </table:table-cell>
          <table:table-cell office:value-type="float" office:value="0.07222" calcext:value-type="float">
            <text:p>0.0722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basal</text:p>
          </table:table-cell>
          <table:table-cell table:formula="of:=CONCATENATE([.A20];&quot;-&quot;;[.B20];&quot;&quot;)" office:value-type="string" office:string-value="CT-Ext" calcext:value-type="string">
            <text:p>CT-Ext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12884" calcext:value-type="float">
            <text:p>0.12884</text:p>
          </table:table-cell>
          <table:table-cell office:value-type="float" office:value="0.14915" calcext:value-type="float">
            <text:p>0.14915</text:p>
          </table:table-cell>
          <table:table-cell office:value-type="float" office:value="0.402" calcext:value-type="float">
            <text:p>0.402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214770655539" calcext:value-type="float">
            <text:p>0.0214770655539</text:p>
          </table:table-cell>
          <table:table-cell office:value-type="float" office:value="0.114667251283485" calcext:value-type="float">
            <text:p>0.114667251283485</text:p>
          </table:table-cell>
          <table:table-cell office:value-type="float" office:value="0.342339151590388" calcext:value-type="float">
            <text:p>0.342339151590388</text:p>
          </table:table-cell>
          <table:table-cell office:value-type="float" office:value="20.07394935" calcext:value-type="float">
            <text:p>20.07394935</text:p>
          </table:table-cell>
          <table:table-cell office:value-type="float" office:value="0.011540906019722" calcext:value-type="float">
            <text:p>0.011540906019722</text:p>
          </table:table-cell>
          <table:table-cell office:value-type="float" office:value="6.594" calcext:value-type="float">
            <text:p>6.594</text:p>
          </table:table-cell>
          <table:table-cell office:value-type="float" office:value="1.02499986677842" calcext:value-type="float">
            <text:p>1.0249998667784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9133487725799" calcext:value-type="float">
            <text:p>0.009133487725799</text:p>
          </table:table-cell>
          <table:table-cell office:value-type="float" office:value="0.169069500779539" calcext:value-type="float">
            <text:p>0.169069500779539</text:p>
          </table:table-cell>
          <table:table-cell office:value-type="float" office:value="0.01399235429649" calcext:value-type="float">
            <text:p>0.01399235429649</text:p>
          </table:table-cell>
          <table:table-cell office:value-type="float" office:value="0.0856" calcext:value-type="float">
            <text:p>0.0856</text:p>
          </table:table-cell>
          <table:table-cell office:value-type="float" office:value="18.4423975" calcext:value-type="float">
            <text:p>18.4423975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basal</text:p>
          </table:table-cell>
          <table:table-cell table:formula="of:=CONCATENATE([.A21];&quot;-&quot;;[.B21];&quot;&quot;)" office:value-type="string" office:string-value="CT-Ext" calcext:value-type="string">
            <text:p>CT-Ext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564" calcext:value-type="float">
            <text:p>0.02564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6642" calcext:value-type="float">
            <text:p>0.16642</text:p>
          </table:table-cell>
          <table:table-cell office:value-type="float" office:value="0.364" calcext:value-type="float">
            <text:p>0.364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24334529211286" calcext:value-type="float">
            <text:p>0.024334529211286</text:p>
          </table:table-cell>
          <table:table-cell office:value-type="float" office:value="0.093088791857871" calcext:value-type="float">
            <text:p>0.093088791857871</text:p>
          </table:table-cell>
          <table:table-cell office:value-type="float" office:value="0.315145872541526" calcext:value-type="float">
            <text:p>0.315145872541526</text:p>
          </table:table-cell>
          <table:table-cell office:value-type="float" office:value="22.39830138" calcext:value-type="float">
            <text:p>22.39830138</text:p>
          </table:table-cell>
          <table:table-cell office:value-type="float" office:value="0.009232724815777" calcext:value-type="float">
            <text:p>0.009232724815777</text:p>
          </table:table-cell>
          <table:table-cell office:value-type="float" office:value="5.2752" calcext:value-type="float">
            <text:p>5.2752</text:p>
          </table:table-cell>
          <table:table-cell office:value-type="float" office:value="0.950613635439372" calcext:value-type="float">
            <text:p>0.950613635439372</text:p>
          </table:table-cell>
          <table:table-cell office:value-type="float" office:value="0.885" calcext:value-type="float">
            <text:p>0.885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007306790180639" calcext:value-type="float">
            <text:p>0.007306790180639</text:p>
          </table:table-cell>
          <table:table-cell office:value-type="float" office:value="0.268715367868492" calcext:value-type="float">
            <text:p>0.268715367868492</text:p>
          </table:table-cell>
          <table:table-cell office:value-type="float" office:value="0.012296311351461" calcext:value-type="float">
            <text:p>0.012296311351461</text:p>
          </table:table-cell>
          <table:table-cell office:value-type="float" office:value="0.162" calcext:value-type="float">
            <text:p>0.162</text:p>
          </table:table-cell>
          <table:table-cell office:value-type="float" office:value="20.577833" calcext:value-type="float">
            <text:p>20.577833</text:p>
          </table:table-cell>
          <table:table-cell office:value-type="float" office:value="0.05024" calcext:value-type="float">
            <text:p>0.0502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asal</text:p>
          </table:table-cell>
          <table:table-cell table:formula="of:=CONCATENATE([.A22];&quot;-&quot;;[.B22];&quot;&quot;)" office:value-type="string" office:string-value="CT-Ext" calcext:value-type="string">
            <text:p>CT-Ext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197612452025586" calcext:value-type="float">
            <text:p>0.197612452025586</text:p>
          </table:table-cell>
          <table:table-cell office:value-type="float" office:value="4.83" calcext:value-type="float">
            <text:p>4.83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3348837209304" calcext:value-type="float">
            <text:p>0.03348837209304</text:p>
          </table:table-cell>
          <table:table-cell office:value-type="float" office:value="0.216586976744186" calcext:value-type="float">
            <text:p>0.216586976744186</text:p>
          </table:table-cell>
          <table:table-cell office:value-type="float" office:value="0.55392928501893" calcext:value-type="float">
            <text:p>0.55392928501893</text:p>
          </table:table-cell>
          <table:table-cell office:value-type="float" office:value="26.5964623056716" calcext:value-type="float">
            <text:p>26.5964623056716</text:p>
          </table:table-cell>
          <table:table-cell office:value-type="float" office:value="0.013908145164919" calcext:value-type="float">
            <text:p>0.013908145164919</text:p>
          </table:table-cell>
          <table:table-cell office:value-type="float" office:value="7.94654328358209" calcext:value-type="float">
            <text:p>7.94654328358209</text:p>
          </table:table-cell>
          <table:table-cell office:value-type="float" office:value="2.19946046511628" calcext:value-type="float">
            <text:p>2.19946046511628</text:p>
          </table:table-cell>
          <table:table-cell office:value-type="float" office:value="0.6752" calcext:value-type="float">
            <text:p>0.6752</text:p>
          </table:table-cell>
          <table:table-cell office:value-type="float" office:value="4.7924" calcext:value-type="float">
            <text:p>4.7924</text:p>
          </table:table-cell>
          <table:table-cell office:value-type="float" office:value="0.011006923800899" calcext:value-type="float">
            <text:p>0.011006923800899</text:p>
          </table:table-cell>
          <table:table-cell office:value-type="float" office:value="0.14563839653867" calcext:value-type="float">
            <text:p>0.14563839653867</text:p>
          </table:table-cell>
          <table:table-cell office:value-type="float" office:value="0.022476558139535" calcext:value-type="float">
            <text:p>0.022476558139535</text:p>
          </table:table-cell>
          <table:table-cell office:value-type="float" office:value="0.1304" calcext:value-type="float">
            <text:p>0.1304</text:p>
          </table:table-cell>
          <table:table-cell office:value-type="float" office:value="24.4347796929638" calcext:value-type="float">
            <text:p>24.4347796929638</text:p>
          </table:table-cell>
          <table:table-cell office:value-type="float" office:value="0.075681364605544" calcext:value-type="float">
            <text:p>0.07568136460554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asal</text:p>
          </table:table-cell>
          <table:table-cell table:formula="of:=CONCATENATE([.A23];&quot;-&quot;;[.B23];&quot;&quot;)" office:value-type="string" office:string-value="CT-Ext" calcext:value-type="string">
            <text:p>CT-Ext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88" calcext:value-type="float">
            <text:p>0.03388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1.0672" calcext:value-type="float">
            <text:p>1.0672</text:p>
          </table:table-cell>
          <table:table-cell office:value-type="float" office:value="0.210226012793177" calcext:value-type="float">
            <text:p>0.210226012793177</text:p>
          </table:table-cell>
          <table:table-cell office:value-type="float" office:value="6.024" calcext:value-type="float">
            <text:p>6.024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21176744186047" calcext:value-type="float">
            <text:p>0.021176744186047</text:p>
          </table:table-cell>
          <table:table-cell office:value-type="float" office:value="0.219215813953488" calcext:value-type="float">
            <text:p>0.219215813953488</text:p>
          </table:table-cell>
          <table:table-cell office:value-type="float" office:value="0.438536237966468" calcext:value-type="float">
            <text:p>0.438536237966468</text:p>
          </table:table-cell>
          <table:table-cell office:value-type="float" office:value="28.2941088358209" calcext:value-type="float">
            <text:p>28.2941088358209</text:p>
          </table:table-cell>
          <table:table-cell office:value-type="float" office:value="0.01777151882184" calcext:value-type="float">
            <text:p>0.01777151882184</text:p>
          </table:table-cell>
          <table:table-cell office:value-type="float" office:value="10.1539164179105" calcext:value-type="float">
            <text:p>10.1539164179105</text:p>
          </table:table-cell>
          <table:table-cell office:value-type="float" office:value="1.70041953488372" calcext:value-type="float">
            <text:p>1.70041953488372</text:p>
          </table:table-cell>
          <table:table-cell office:value-type="float" office:value="0.677" calcext:value-type="float">
            <text:p>0.677</text:p>
          </table:table-cell>
          <table:table-cell office:value-type="float" office:value="3.3008" calcext:value-type="float">
            <text:p>3.3008</text:p>
          </table:table-cell>
          <table:table-cell office:value-type="float" office:value="0.014064402634482" calcext:value-type="float">
            <text:p>0.014064402634482</text:p>
          </table:table-cell>
          <table:table-cell office:value-type="float" office:value="0.31503794916171" calcext:value-type="float">
            <text:p>0.31503794916171</text:p>
          </table:table-cell>
          <table:table-cell office:value-type="float" office:value="0.017773860465116" calcext:value-type="float">
            <text:p>0.01777386046511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5.9944464818763" calcext:value-type="float">
            <text:p>25.9944464818763</text:p>
          </table:table-cell>
          <table:table-cell office:value-type="float" office:value="0.096703965884861" calcext:value-type="float">
            <text:p>0.09670396588486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asal</text:p>
          </table:table-cell>
          <table:table-cell table:formula="of:=CONCATENATE([.A24];&quot;-&quot;;[.B24];&quot;&quot;)" office:value-type="string" office:string-value="CT-Ext" calcext:value-type="string">
            <text:p>CT-Ext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02888" calcext:value-type="float">
            <text:p>0.02888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1.1688" calcext:value-type="float">
            <text:p>1.1688</text:p>
          </table:table-cell>
          <table:table-cell office:value-type="float" office:value="0.199714712153518" calcext:value-type="float">
            <text:p>0.199714712153518</text:p>
          </table:table-cell>
          <table:table-cell office:value-type="float" office:value="5.25" calcext:value-type="float">
            <text:p>5.2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34028837209302" calcext:value-type="float">
            <text:p>0.034028837209302</text:p>
          </table:table-cell>
          <table:table-cell office:value-type="float" office:value="0.181681860465116" calcext:value-type="float">
            <text:p>0.181681860465116</text:p>
          </table:table-cell>
          <table:table-cell office:value-type="float" office:value="0.542411309897242" calcext:value-type="float">
            <text:p>0.542411309897242</text:p>
          </table:table-cell>
          <table:table-cell office:value-type="float" office:value="26.8794033940298" calcext:value-type="float">
            <text:p>26.8794033940298</text:p>
          </table:table-cell>
          <table:table-cell office:value-type="float" office:value="0.015453494627687" calcext:value-type="float">
            <text:p>0.015453494627687</text:p>
          </table:table-cell>
          <table:table-cell office:value-type="float" office:value="8.82949253731343" calcext:value-type="float">
            <text:p>8.82949253731343</text:p>
          </table:table-cell>
          <table:table-cell office:value-type="float" office:value="1.62403720930233" calcext:value-type="float">
            <text:p>1.62403720930233</text:p>
          </table:table-cell>
          <table:table-cell office:value-type="float" office:value="1.0382" calcext:value-type="float">
            <text:p>1.0382</text:p>
          </table:table-cell>
          <table:table-cell office:value-type="float" office:value="4.2624" calcext:value-type="float">
            <text:p>4.2624</text:p>
          </table:table-cell>
          <table:table-cell office:value-type="float" office:value="0.012229915334332" calcext:value-type="float">
            <text:p>0.012229915334332</text:p>
          </table:table-cell>
          <table:table-cell office:value-type="float" office:value="0.267878239913466" calcext:value-type="float">
            <text:p>0.267878239913466</text:p>
          </table:table-cell>
          <table:table-cell office:value-type="float" office:value="0.022169860465116" calcext:value-type="float">
            <text:p>0.022169860465116</text:p>
          </table:table-cell>
          <table:table-cell office:value-type="float" office:value="0.1268" calcext:value-type="float">
            <text:p>0.1268</text:p>
          </table:table-cell>
          <table:table-cell office:value-type="float" office:value="24.6947241577825" calcext:value-type="float">
            <text:p>24.6947241577825</text:p>
          </table:table-cell>
          <table:table-cell office:value-type="float" office:value="0.084090405117271" calcext:value-type="float">
            <text:p>0.08409040511727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asal</text:p>
          </table:table-cell>
          <table:table-cell table:formula="of:=CONCATENATE([.A25];&quot;-&quot;;[.B25];&quot;&quot;)" office:value-type="string" office:string-value="CT-Ext" calcext:value-type="string">
            <text:p>CT-Ext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3364" calcext:value-type="float">
            <text:p>0.03364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222839573560768" calcext:value-type="float">
            <text:p>0.222839573560768</text:p>
          </table:table-cell>
          <table:table-cell office:value-type="float" office:value="4.88" calcext:value-type="float">
            <text:p>4.88</text:p>
          </table:table-cell>
          <table:table-cell office:value-type="float" office:value="0.604" calcext:value-type="float">
            <text:p>0.604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38556279069767" calcext:value-type="float">
            <text:p>0.038556279069767</text:p>
          </table:table-cell>
          <table:table-cell office:value-type="float" office:value="0.147492372093023" calcext:value-type="float">
            <text:p>0.147492372093023</text:p>
          </table:table-cell>
          <table:table-cell office:value-type="float" office:value="0.499325551108708" calcext:value-type="float">
            <text:p>0.499325551108708</text:p>
          </table:table-cell>
          <table:table-cell office:value-type="float" office:value="29.9917553659702" calcext:value-type="float">
            <text:p>29.9917553659702</text:p>
          </table:table-cell>
          <table:table-cell office:value-type="float" office:value="0.01236279570215" calcext:value-type="float">
            <text:p>0.01236279570215</text:p>
          </table:table-cell>
          <table:table-cell office:value-type="float" office:value="7.06359402985075" calcext:value-type="float">
            <text:p>7.06359402985075</text:p>
          </table:table-cell>
          <table:table-cell office:value-type="float" office:value="1.5061776744186" calcext:value-type="float">
            <text:p>1.5061776744186</text:p>
          </table:table-cell>
          <table:table-cell office:value-type="float" office:value="1.6222" calcext:value-type="float">
            <text:p>1.6222</text:p>
          </table:table-cell>
          <table:table-cell office:value-type="float" office:value="4.5572" calcext:value-type="float">
            <text:p>4.5572</text:p>
          </table:table-cell>
          <table:table-cell office:value-type="float" office:value="0.009783932267466" calcext:value-type="float">
            <text:p>0.009783932267466</text:p>
          </table:table-cell>
          <table:table-cell office:value-type="float" office:value="0.425759817414818" calcext:value-type="float">
            <text:p>0.425759817414818</text:p>
          </table:table-cell>
          <table:table-cell office:value-type="float" office:value="0.019482604651163" calcext:value-type="float">
            <text:p>0.019482604651163</text:p>
          </table:table-cell>
          <table:table-cell office:value-type="float" office:value="0.1284" calcext:value-type="float">
            <text:p>0.1284</text:p>
          </table:table-cell>
          <table:table-cell office:value-type="float" office:value="27.5541132707889" calcext:value-type="float">
            <text:p>27.5541132707889</text:p>
          </table:table-cell>
          <table:table-cell office:value-type="float" office:value="0.067272324093817" calcext:value-type="float">
            <text:p>0.06727232409381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basal</text:p>
          </table:table-cell>
          <table:table-cell table:formula="of:=CONCATENATE([.A26];&quot;-&quot;;[.B26];&quot;&quot;)" office:value-type="string" office:string-value="CT-Int" calcext:value-type="string">
            <text:p>CT-Int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1672" calcext:value-type="float">
            <text:p>0.01672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111394519230769" calcext:value-type="float">
            <text:p>0.111394519230769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22317757348942" calcext:value-type="float">
            <text:p>0.022317757348942</text:p>
          </table:table-cell>
          <table:table-cell office:value-type="float" office:value="0.103428856714001" calcext:value-type="float">
            <text:p>0.103428856714001</text:p>
          </table:table-cell>
          <table:table-cell office:value-type="float" office:value="0.264523165294378" calcext:value-type="float">
            <text:p>0.264523165294378</text:p>
          </table:table-cell>
          <table:table-cell office:value-type="float" office:value="14.99247694875" calcext:value-type="float">
            <text:p>14.99247694875</text:p>
          </table:table-cell>
          <table:table-cell office:value-type="float" office:value="0.007840048175898" calcext:value-type="float">
            <text:p>0.007840048175898</text:p>
          </table:table-cell>
          <table:table-cell office:value-type="float" office:value="4.47948173076923" calcext:value-type="float">
            <text:p>4.47948173076923</text:p>
          </table:table-cell>
          <table:table-cell office:value-type="float" office:value="1.05032945523456" calcext:value-type="float">
            <text:p>1.05032945523456</text:p>
          </table:table-cell>
          <table:table-cell office:value-type="float" office:value="0.564" calcext:value-type="float">
            <text:p>0.564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006204624113728" calcext:value-type="float">
            <text:p>0.006204624113728</text:p>
          </table:table-cell>
          <table:table-cell office:value-type="float" office:value="0.069548100601849" calcext:value-type="float">
            <text:p>0.069548100601849</text:p>
          </table:table-cell>
          <table:table-cell office:value-type="float" office:value="0.010733446425007" calcext:value-type="float">
            <text:p>0.010733446425007</text:p>
          </table:table-cell>
          <table:table-cell office:value-type="float" office:value="0.14244" calcext:value-type="float">
            <text:p>0.14244</text:p>
          </table:table-cell>
          <table:table-cell office:value-type="float" office:value="13.7739323028846" calcext:value-type="float">
            <text:p>13.7739323028846</text:p>
          </table:table-cell>
          <table:table-cell office:value-type="float" office:value="0.042661730769231" calcext:value-type="float">
            <text:p>0.04266173076923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basal</text:p>
          </table:table-cell>
          <table:table-cell table:formula="of:=CONCATENATE([.A27];&quot;-&quot;;[.B27];&quot;&quot;)" office:value-type="string" office:string-value="CT-Int" calcext:value-type="string">
            <text:p>CT-Int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0.020668" calcext:value-type="float">
            <text:p>0.020668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118504807692308" calcext:value-type="float">
            <text:p>0.118504807692308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4296" calcext:value-type="float">
            <text:p>0.429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112733798739" calcext:value-type="float">
            <text:p>0.010112733798739</text:p>
          </table:table-cell>
          <table:table-cell office:value-type="float" office:value="0.104684230564879" calcext:value-type="float">
            <text:p>0.104684230564879</text:p>
          </table:table-cell>
          <table:table-cell office:value-type="float" office:value="0.209418416574986" calcext:value-type="float">
            <text:p>0.209418416574986</text:p>
          </table:table-cell>
          <table:table-cell office:value-type="float" office:value="15.9494435625" calcext:value-type="float">
            <text:p>15.9494435625</text:p>
          </table:table-cell>
          <table:table-cell office:value-type="float" office:value="0.010017839335869" calcext:value-type="float">
            <text:p>0.010017839335869</text:p>
          </table:table-cell>
          <table:table-cell office:value-type="float" office:value="5.72378221153846" calcext:value-type="float">
            <text:p>5.72378221153846</text:p>
          </table:table-cell>
          <table:table-cell office:value-type="float" office:value="0.812017652542894" calcext:value-type="float">
            <text:p>0.812017652542894</text:p>
          </table:table-cell>
          <table:table-cell office:value-type="float" office:value="0.808" calcext:value-type="float">
            <text:p>0.808</text:p>
          </table:table-cell>
          <table:table-cell office:value-type="float" office:value="1.4208" calcext:value-type="float">
            <text:p>1.4208</text:p>
          </table:table-cell>
          <table:table-cell office:value-type="float" office:value="0.007928130811986" calcext:value-type="float">
            <text:p>0.007928130811986</text:p>
          </table:table-cell>
          <table:table-cell office:value-type="float" office:value="0.150443094008392" calcext:value-type="float">
            <text:p>0.150443094008392</text:p>
          </table:table-cell>
          <table:table-cell office:value-type="float" office:value="0.008487722091769" calcext:value-type="float">
            <text:p>0.008487722091769</text:p>
          </table:table-cell>
          <table:table-cell office:value-type="float" office:value="0.13628" calcext:value-type="float">
            <text:p>0.13628</text:p>
          </table:table-cell>
          <table:table-cell office:value-type="float" office:value="14.6531194711538" calcext:value-type="float">
            <text:p>14.6531194711538</text:p>
          </table:table-cell>
          <table:table-cell office:value-type="float" office:value="0.054512211538462" calcext:value-type="float">
            <text:p>0.05451221153846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basal</text:p>
          </table:table-cell>
          <table:table-cell table:formula="of:=CONCATENATE([.A28];&quot;-&quot;;[.B28];&quot;&quot;)" office:value-type="string" office:string-value="CT-Int" calcext:value-type="string">
            <text:p>CT-Int</text:p>
          </table:table-cell>
          <table:table-cell office:value-type="float" office:value="0.006224" calcext:value-type="float">
            <text:p>0.006224</text:p>
          </table:table-cell>
          <table:table-cell office:value-type="float" office:value="0.017616" calcext:value-type="float">
            <text:p>0.017616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112579567307692" calcext:value-type="float">
            <text:p>0.112579567307692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6250117069698" calcext:value-type="float">
            <text:p>0.016250117069698</text:p>
          </table:table-cell>
          <table:table-cell office:value-type="float" office:value="0.08676028169401" calcext:value-type="float">
            <text:p>0.08676028169401</text:p>
          </table:table-cell>
          <table:table-cell office:value-type="float" office:value="0.259022876143088" calcext:value-type="float">
            <text:p>0.259022876143088</text:p>
          </table:table-cell>
          <table:table-cell office:value-type="float" office:value="15.151971384375" calcext:value-type="float">
            <text:p>15.151971384375</text:p>
          </table:table-cell>
          <table:table-cell office:value-type="float" office:value="0.008711164639886" calcext:value-type="float">
            <text:p>0.008711164639886</text:p>
          </table:table-cell>
          <table:table-cell office:value-type="float" office:value="4.97720192307692" calcext:value-type="float">
            <text:p>4.97720192307692</text:p>
          </table:table-cell>
          <table:table-cell office:value-type="float" office:value="0.775542067875718" calcext:value-type="float">
            <text:p>0.775542067875718</text:p>
          </table:table-cell>
          <table:table-cell office:value-type="float" office:value="0.69" calcext:value-type="float">
            <text:p>0.69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006894026793031" calcext:value-type="float">
            <text:p>0.006894026793031</text:p>
          </table:table-cell>
          <table:table-cell office:value-type="float" office:value="0.127922465650061" calcext:value-type="float">
            <text:p>0.127922465650061</text:p>
          </table:table-cell>
          <table:table-cell office:value-type="float" office:value="0.010586986142404" calcext:value-type="float">
            <text:p>0.010586986142404</text:p>
          </table:table-cell>
          <table:table-cell office:value-type="float" office:value="0.10872" calcext:value-type="float">
            <text:p>0.10872</text:p>
          </table:table-cell>
          <table:table-cell office:value-type="float" office:value="13.9204634975962" calcext:value-type="float">
            <text:p>13.9204634975962</text:p>
          </table:table-cell>
          <table:table-cell office:value-type="float" office:value="0.047401923076923" calcext:value-type="float">
            <text:p>0.04740192307692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basal</text:p>
          </table:table-cell>
          <table:table-cell table:formula="of:=CONCATENATE([.A29];&quot;-&quot;;[.B29];&quot;&quot;)" office:value-type="string" office:string-value="CT-Int" calcext:value-type="string">
            <text:p>CT-Int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25615096153846" calcext:value-type="float">
            <text:p>0.125615096153846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18412149812877" calcext:value-type="float">
            <text:p>0.018412149812877</text:p>
          </table:table-cell>
          <table:table-cell office:value-type="float" office:value="0.070433447333425" calcext:value-type="float">
            <text:p>0.070433447333425</text:p>
          </table:table-cell>
          <table:table-cell office:value-type="float" office:value="0.23844772042901" calcext:value-type="float">
            <text:p>0.23844772042901</text:p>
          </table:table-cell>
          <table:table-cell office:value-type="float" office:value="16.90641017625" calcext:value-type="float">
            <text:p>16.90641017625</text:p>
          </table:table-cell>
          <table:table-cell office:value-type="float" office:value="0.006968931711909" calcext:value-type="float">
            <text:p>0.006968931711909</text:p>
          </table:table-cell>
          <table:table-cell office:value-type="float" office:value="3.98176153846154" calcext:value-type="float">
            <text:p>3.98176153846154</text:p>
          </table:table-cell>
          <table:table-cell office:value-type="float" office:value="0.719259473561356" calcext:value-type="float">
            <text:p>0.719259473561356</text:p>
          </table:table-cell>
          <table:table-cell office:value-type="float" office:value="0.708" calcext:value-type="float">
            <text:p>0.708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005515221434425" calcext:value-type="float">
            <text:p>0.005515221434425</text:p>
          </table:table-cell>
          <table:table-cell office:value-type="float" office:value="0.203317169905316" calcext:value-type="float">
            <text:p>0.203317169905316</text:p>
          </table:table-cell>
          <table:table-cell office:value-type="float" office:value="0.00930371509484" calcext:value-type="float">
            <text:p>0.00930371509484</text:p>
          </table:table-cell>
          <table:table-cell office:value-type="float" office:value="0.1298" calcext:value-type="float">
            <text:p>0.1298</text:p>
          </table:table-cell>
          <table:table-cell office:value-type="float" office:value="15.5323066394231" calcext:value-type="float">
            <text:p>15.5323066394231</text:p>
          </table:table-cell>
          <table:table-cell office:value-type="float" office:value="0.037921538461539" calcext:value-type="float">
            <text:p>0.03792153846153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asal</text:p>
          </table:table-cell>
          <table:table-cell table:formula="of:=CONCATENATE([.A30];&quot;-&quot;;[.B30];&quot;&quot;)" office:value-type="string" office:string-value="CT-Int" calcext:value-type="string">
            <text:p>CT-Int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.021936" calcext:value-type="float">
            <text:p>0.02193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149159398884697" calcext:value-type="float">
            <text:p>0.149159398884697</text:p>
          </table:table-cell>
          <table:table-cell office:value-type="float" office:value="3.8508" calcext:value-type="float">
            <text:p>3.8508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025156336931135" calcext:value-type="float">
            <text:p>0.025156336931135</text:p>
          </table:table-cell>
          <table:table-cell office:value-type="float" office:value="0.162699307889173" calcext:value-type="float">
            <text:p>0.162699307889173</text:p>
          </table:table-cell>
          <table:table-cell office:value-type="float" office:value="0.416109558602736" calcext:value-type="float">
            <text:p>0.416109558602736</text:p>
          </table:table-cell>
          <table:table-cell office:value-type="float" office:value="20.0752143364925" calcext:value-type="float">
            <text:p>20.0752143364925</text:p>
          </table:table-cell>
          <table:table-cell office:value-type="float" office:value="0.010497974956213" calcext:value-type="float">
            <text:p>0.010497974956213</text:p>
          </table:table-cell>
          <table:table-cell office:value-type="float" office:value="5.99811199770379" calcext:value-type="float">
            <text:p>5.99811199770379</text:p>
          </table:table-cell>
          <table:table-cell office:value-type="float" office:value="1.65222628240792" calcext:value-type="float">
            <text:p>1.65222628240792</text:p>
          </table:table-cell>
          <table:table-cell office:value-type="float" office:value="0.5402" calcext:value-type="float">
            <text:p>0.5402</text:p>
          </table:table-cell>
          <table:table-cell office:value-type="float" office:value="3.834" calcext:value-type="float">
            <text:p>3.834</text:p>
          </table:table-cell>
          <table:table-cell office:value-type="float" office:value="0.008308110753563" calcext:value-type="float">
            <text:p>0.008308110753563</text:p>
          </table:table-cell>
          <table:table-cell office:value-type="float" office:value="0.109403006012302" calcext:value-type="float">
            <text:p>0.109403006012302</text:p>
          </table:table-cell>
          <table:table-cell office:value-type="float" office:value="0.016884304439746" calcext:value-type="float">
            <text:p>0.016884304439746</text:p>
          </table:table-cell>
          <table:table-cell office:value-type="float" office:value="0.1044" calcext:value-type="float">
            <text:p>0.1044</text:p>
          </table:table-cell>
          <table:table-cell office:value-type="float" office:value="18.4435596720928" calcext:value-type="float">
            <text:p>18.4435596720928</text:p>
          </table:table-cell>
          <table:table-cell office:value-type="float" office:value="0.057124876168608" calcext:value-type="float">
            <text:p>0.05712487616860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asal</text:p>
          </table:table-cell>
          <table:table-cell table:formula="of:=CONCATENATE([.A31];&quot;-&quot;;[.B31];&quot;&quot;)" office:value-type="string" office:string-value="CT-Int" calcext:value-type="string">
            <text:p>CT-Int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0.0271204" calcext:value-type="float">
            <text:p>0.0271204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774" calcext:value-type="float">
            <text:p>0.774</text:p>
          </table:table-cell>
          <table:table-cell office:value-type="float" office:value="0.158680211579465" calcext:value-type="float">
            <text:p>0.158680211579465</text:p>
          </table:table-cell>
          <table:table-cell office:value-type="float" office:value="4.8192" calcext:value-type="float">
            <text:p>4.8192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01590788917325" calcext:value-type="float">
            <text:p>0.01590788917325</text:p>
          </table:table-cell>
          <table:table-cell office:value-type="float" office:value="0.164674080338266" calcext:value-type="float">
            <text:p>0.164674080338266</text:p>
          </table:table-cell>
          <table:table-cell office:value-type="float" office:value="0.329426743352802" calcext:value-type="float">
            <text:p>0.329426743352802</text:p>
          </table:table-cell>
          <table:table-cell office:value-type="float" office:value="21.3566109962687" calcext:value-type="float">
            <text:p>21.3566109962687</text:p>
          </table:table-cell>
          <table:table-cell office:value-type="float" office:value="0.013414079110716" calcext:value-type="float">
            <text:p>0.013414079110716</text:p>
          </table:table-cell>
          <table:table-cell office:value-type="float" office:value="7.66425421928818" calcext:value-type="float">
            <text:p>7.66425421928818</text:p>
          </table:table-cell>
          <table:table-cell office:value-type="float" office:value="1.27734864582174" calcext:value-type="float">
            <text:p>1.27734864582174</text:p>
          </table:table-cell>
          <table:table-cell office:value-type="float" office:value="0.5416" calcext:value-type="float">
            <text:p>0.5416</text:p>
          </table:table-cell>
          <table:table-cell office:value-type="float" office:value="2.6408" calcext:value-type="float">
            <text:p>2.6408</text:p>
          </table:table-cell>
          <table:table-cell office:value-type="float" office:value="0.01061591929622" calcext:value-type="float">
            <text:p>0.01061591929622</text:p>
          </table:table-cell>
          <table:table-cell office:value-type="float" office:value="0.23665530152339" calcext:value-type="float">
            <text:p>0.23665530152339</text:p>
          </table:table-cell>
          <table:table-cell office:value-type="float" office:value="0.01335165594748" calcext:value-type="float">
            <text:p>0.01335165594748</text:p>
          </table:table-cell>
          <table:table-cell office:value-type="float" office:value="0.10392" calcext:value-type="float">
            <text:p>0.10392</text:p>
          </table:table-cell>
          <table:table-cell office:value-type="float" office:value="19.6208081618009" calcext:value-type="float">
            <text:p>19.6208081618009</text:p>
          </table:table-cell>
          <table:table-cell office:value-type="float" office:value="0.072992897326554" calcext:value-type="float">
            <text:p>0.07299289732655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asal</text:p>
          </table:table-cell>
          <table:table-cell table:formula="of:=CONCATENATE([.A32];&quot;-&quot;;[.B32];&quot;&quot;)" office:value-type="string" office:string-value="CT-Int" calcext:value-type="string">
            <text:p>CT-Int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23112" calcext:value-type="float">
            <text:p>0.023112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150746201000492" calcext:value-type="float">
            <text:p>0.150746201000492</text:p>
          </table:table-cell>
          <table:table-cell office:value-type="float" office:value="4.2148" calcext:value-type="float">
            <text:p>4.2148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25562332257706" calcext:value-type="float">
            <text:p>0.025562332257706</text:p>
          </table:table-cell>
          <table:table-cell office:value-type="float" office:value="0.136478718148437" calcext:value-type="float">
            <text:p>0.136478718148437</text:p>
          </table:table-cell>
          <table:table-cell office:value-type="float" office:value="0.407457299779268" calcext:value-type="float">
            <text:p>0.407457299779268</text:p>
          </table:table-cell>
          <table:table-cell office:value-type="float" office:value="20.2887804464552" calcext:value-type="float">
            <text:p>20.2887804464552</text:p>
          </table:table-cell>
          <table:table-cell office:value-type="float" office:value="0.011664416618014" calcext:value-type="float">
            <text:p>0.011664416618014</text:p>
          </table:table-cell>
          <table:table-cell office:value-type="float" office:value="6.66456888633754" calcext:value-type="float">
            <text:p>6.66456888633754</text:p>
          </table:table-cell>
          <table:table-cell office:value-type="float" office:value="1.21997053521754" calcext:value-type="float">
            <text:p>1.21997053521754</text:p>
          </table:table-cell>
          <table:table-cell office:value-type="float" office:value="0.8306" calcext:value-type="float">
            <text:p>0.8306</text:p>
          </table:table-cell>
          <table:table-cell office:value-type="float" office:value="3.41" calcext:value-type="float">
            <text:p>3.41</text:p>
          </table:table-cell>
          <table:table-cell office:value-type="float" office:value="0.009231234170626" calcext:value-type="float">
            <text:p>0.009231234170626</text:p>
          </table:table-cell>
          <table:table-cell office:value-type="float" office:value="0.201229108451744" calcext:value-type="float">
            <text:p>0.201229108451744</text:p>
          </table:table-cell>
          <table:table-cell office:value-type="float" office:value="0.016653914320685" calcext:value-type="float">
            <text:p>0.016653914320685</text:p>
          </table:table-cell>
          <table:table-cell office:value-type="float" office:value="0.10164" calcext:value-type="float">
            <text:p>0.10164</text:p>
          </table:table-cell>
          <table:table-cell office:value-type="float" office:value="18.6397677537108" calcext:value-type="float">
            <text:p>18.6397677537108</text:p>
          </table:table-cell>
          <table:table-cell office:value-type="float" office:value="0.063472084631786" calcext:value-type="float">
            <text:p>0.06347208463178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basal</text:p>
          </table:table-cell>
          <table:table-cell table:formula="of:=CONCATENATE([.A33];&quot;-&quot;;[.B33];&quot;&quot;)" office:value-type="string" office:string-value="CT-Int" calcext:value-type="string">
            <text:p>CT-Int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0.026924" calcext:value-type="float">
            <text:p>0.026924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1.0312" calcext:value-type="float">
            <text:p>1.0312</text:p>
          </table:table-cell>
          <table:table-cell office:value-type="float" office:value="0.168201024274233" calcext:value-type="float">
            <text:p>0.168201024274233</text:p>
          </table:table-cell>
          <table:table-cell office:value-type="float" office:value="3.84" calcext:value-type="float">
            <text:p>3.84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28963329253366" calcext:value-type="float">
            <text:p>0.028963329253366</text:p>
          </table:table-cell>
          <table:table-cell office:value-type="float" office:value="0.110795705352175" calcext:value-type="float">
            <text:p>0.110795705352175</text:p>
          </table:table-cell>
          <table:table-cell office:value-type="float" office:value="0.375091442698886" calcext:value-type="float">
            <text:p>0.375091442698886</text:p>
          </table:table-cell>
          <table:table-cell office:value-type="float" office:value="22.6380076560448" calcext:value-type="float">
            <text:p>22.6380076560448</text:p>
          </table:table-cell>
          <table:table-cell office:value-type="float" office:value="0.009331533294411" calcext:value-type="float">
            <text:p>0.009331533294411</text:p>
          </table:table-cell>
          <table:table-cell office:value-type="float" office:value="5.33165510907004" calcext:value-type="float">
            <text:p>5.33165510907004</text:p>
          </table:table-cell>
          <table:table-cell office:value-type="float" office:value="1.13143490374986" calcext:value-type="float">
            <text:p>1.13143490374986</text:p>
          </table:table-cell>
          <table:table-cell office:value-type="float" office:value="1.2978" calcext:value-type="float">
            <text:p>1.2978</text:p>
          </table:table-cell>
          <table:table-cell office:value-type="float" office:value="3.646" calcext:value-type="float">
            <text:p>3.646</text:p>
          </table:table-cell>
          <table:table-cell office:value-type="float" office:value="0.007384987336501" calcext:value-type="float">
            <text:p>0.007384987336501</text:p>
          </table:table-cell>
          <table:table-cell office:value-type="float" office:value="0.319829145139362" calcext:value-type="float">
            <text:p>0.319829145139362</text:p>
          </table:table-cell>
          <table:table-cell office:value-type="float" office:value="0.01463525803939" calcext:value-type="float">
            <text:p>0.01463525803939</text:p>
          </table:table-cell>
          <table:table-cell office:value-type="float" office:value="0.10296" calcext:value-type="float">
            <text:p>0.10296</text:p>
          </table:table-cell>
          <table:table-cell office:value-type="float" office:value="20.7980566515089" calcext:value-type="float">
            <text:p>20.7980566515089</text:p>
          </table:table-cell>
          <table:table-cell office:value-type="float" office:value="0.050777667705429" calcext:value-type="float">
            <text:p>0.05077766770542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rown_roots</text:p>
          </table:table-cell>
          <table:table-cell table:formula="of:=CONCATENATE([.A34];&quot;-&quot;;[.B34];&quot;&quot;)" office:value-type="string" office:string-value="CT-Ext" calcext:value-type="string">
            <text:p>CT-Ext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0.07636" calcext:value-type="float">
            <text:p>0.07636</text:p>
          </table:table-cell>
          <table:table-cell office:value-type="float" office:value="0.03372" calcext:value-type="float">
            <text:p>0.03372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254026" calcext:value-type="float">
            <text:p>0.254026</text:p>
          </table:table-cell>
          <table:table-cell office:value-type="float" office:value="14.274" calcext:value-type="float">
            <text:p>14.274</text:p>
          </table:table-cell>
          <table:table-cell office:value-type="float" office:value="32.5948" calcext:value-type="float">
            <text:p>32.5948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018250896908465" calcext:value-type="float">
            <text:p>0.018250896908465</text:p>
          </table:table-cell>
          <table:table-cell office:value-type="float" office:value="0.23836777477419" calcext:value-type="float">
            <text:p>0.23836777477419</text:p>
          </table:table-cell>
          <table:table-cell office:value-type="float" office:value="0.282702405953526" calcext:value-type="float">
            <text:p>0.282702405953526</text:p>
          </table:table-cell>
          <table:table-cell office:value-type="float" office:value="34.189105314" calcext:value-type="float">
            <text:p>34.189105314</text:p>
          </table:table-cell>
          <table:table-cell office:value-type="float" office:value="0.019619540233527" calcext:value-type="float">
            <text:p>0.019619540233527</text:p>
          </table:table-cell>
          <table:table-cell office:value-type="float" office:value="11.2098" calcext:value-type="float">
            <text:p>11.2098</text:p>
          </table:table-cell>
          <table:table-cell office:value-type="float" office:value="0.941396010738128" calcext:value-type="float">
            <text:p>0.941396010738128</text:p>
          </table:table-cell>
          <table:table-cell office:value-type="float" office:value="12.1024" calcext:value-type="float">
            <text:p>12.1024</text:p>
          </table:table-cell>
          <table:table-cell office:value-type="float" office:value="30.6104" calcext:value-type="float">
            <text:p>30.6104</text:p>
          </table:table-cell>
          <table:table-cell office:value-type="float" office:value="0.015526929133858" calcext:value-type="float">
            <text:p>0.015526929133858</text:p>
          </table:table-cell>
          <table:table-cell office:value-type="float" office:value="0.353337621383914" calcext:value-type="float">
            <text:p>0.353337621383914</text:p>
          </table:table-cell>
          <table:table-cell office:value-type="float" office:value="0.011706383370581" calcext:value-type="float">
            <text:p>0.011706383370581</text:p>
          </table:table-cell>
          <table:table-cell office:value-type="float" office:value="3.8984" calcext:value-type="float">
            <text:p>3.8984</text:p>
          </table:table-cell>
          <table:table-cell office:value-type="float" office:value="31.4103149" calcext:value-type="float">
            <text:p>31.4103149</text:p>
          </table:table-cell>
          <table:table-cell office:value-type="float" office:value="0.10676" calcext:value-type="float">
            <text:p>0.1067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rown_roots</text:p>
          </table:table-cell>
          <table:table-cell table:formula="of:=CONCATENATE([.A35];&quot;-&quot;;[.B35];&quot;&quot;)" office:value-type="string" office:string-value="CT-Ext" calcext:value-type="string">
            <text:p>CT-Ext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8284" calcext:value-type="float">
            <text:p>0.08284</text:p>
          </table:table-cell>
          <table:table-cell office:value-type="float" office:value="0.03812" calcext:value-type="float">
            <text:p>0.03812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265958" calcext:value-type="float">
            <text:p>0.265958</text:p>
          </table:table-cell>
          <table:table-cell office:value-type="float" office:value="13.0848" calcext:value-type="float">
            <text:p>13.0848</text:p>
          </table:table-cell>
          <table:table-cell office:value-type="float" office:value="25.7044" calcext:value-type="float">
            <text:p>25.7044</text:p>
          </table:table-cell>
          <table:table-cell office:value-type="float" office:value="0.26608" calcext:value-type="float">
            <text:p>0.26608</text:p>
          </table:table-cell>
          <table:table-cell office:value-type="float" office:value="0.023044061753112" calcext:value-type="float">
            <text:p>0.023044061753112</text:p>
          </table:table-cell>
          <table:table-cell office:value-type="float" office:value="0.160663198542696" calcext:value-type="float">
            <text:p>0.160663198542696</text:p>
          </table:table-cell>
          <table:table-cell office:value-type="float" office:value="0.301953093597028" calcext:value-type="float">
            <text:p>0.301953093597028</text:p>
          </table:table-cell>
          <table:table-cell office:value-type="float" office:value="35.795021262" calcext:value-type="float">
            <text:p>35.795021262</text:p>
          </table:table-cell>
          <table:table-cell office:value-type="float" office:value="0.018465449631555" calcext:value-type="float">
            <text:p>0.018465449631555</text:p>
          </table:table-cell>
          <table:table-cell office:value-type="float" office:value="10.5504" calcext:value-type="float">
            <text:p>10.5504</text:p>
          </table:table-cell>
          <table:table-cell office:value-type="float" office:value="1.7616724329019" calcext:value-type="float">
            <text:p>1.7616724329019</text:p>
          </table:table-cell>
          <table:table-cell office:value-type="float" office:value="10.1824" calcext:value-type="float">
            <text:p>10.1824</text:p>
          </table:table-cell>
          <table:table-cell office:value-type="float" office:value="21.2908" calcext:value-type="float">
            <text:p>21.2908</text:p>
          </table:table-cell>
          <table:table-cell office:value-type="float" office:value="0.014613580361278" calcext:value-type="float">
            <text:p>0.014613580361278</text:p>
          </table:table-cell>
          <table:table-cell office:value-type="float" office:value="0.346525839602366" calcext:value-type="float">
            <text:p>0.346525839602366</text:p>
          </table:table-cell>
          <table:table-cell office:value-type="float" office:value="0.012849368833535" calcext:value-type="float">
            <text:p>0.012849368833535</text:p>
          </table:table-cell>
          <table:table-cell office:value-type="float" office:value="2.1416" calcext:value-type="float">
            <text:p>2.1416</text:p>
          </table:table-cell>
          <table:table-cell office:value-type="float" office:value="32.8857067" calcext:value-type="float">
            <text:p>32.8857067</text:p>
          </table:table-cell>
          <table:table-cell office:value-type="float" office:value="0.10048" calcext:value-type="float">
            <text:p>0.1004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rown_roots</text:p>
          </table:table-cell>
          <table:table-cell table:formula="of:=CONCATENATE([.A36];&quot;-&quot;;[.B36];&quot;&quot;)" office:value-type="string" office:string-value="CT-Ext" calcext:value-type="string">
            <text:p>CT-Ext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08668" calcext:value-type="float">
            <text:p>0.08668</text:p>
          </table:table-cell>
          <table:table-cell office:value-type="float" office:value="0.03684" calcext:value-type="float">
            <text:p>0.03684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26062" calcext:value-type="float">
            <text:p>0.26062</text:p>
          </table:table-cell>
          <table:table-cell office:value-type="float" office:value="10.97" calcext:value-type="float">
            <text:p>10.97</text:p>
          </table:table-cell>
          <table:table-cell office:value-type="float" office:value="37.566" calcext:value-type="float">
            <text:p>37.566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008492504891414" calcext:value-type="float">
            <text:p>0.008492504891414</text:p>
          </table:table-cell>
          <table:table-cell office:value-type="float" office:value="0.064437341744835" calcext:value-type="float">
            <text:p>0.064437341744835</text:p>
          </table:table-cell>
          <table:table-cell office:value-type="float" office:value="0.339960861508556" calcext:value-type="float">
            <text:p>0.339960861508556</text:p>
          </table:table-cell>
          <table:table-cell office:value-type="float" office:value="35.07658518" calcext:value-type="float">
            <text:p>35.07658518</text:p>
          </table:table-cell>
          <table:table-cell office:value-type="float" office:value="0.017888404330569" calcext:value-type="float">
            <text:p>0.017888404330569</text:p>
          </table:table-cell>
          <table:table-cell office:value-type="float" office:value="10.2207" calcext:value-type="float">
            <text:p>10.2207</text:p>
          </table:table-cell>
          <table:table-cell office:value-type="float" office:value="1.31037752752895" calcext:value-type="float">
            <text:p>1.31037752752895</text:p>
          </table:table-cell>
          <table:table-cell office:value-type="float" office:value="8.6974" calcext:value-type="float">
            <text:p>8.6974</text:p>
          </table:table-cell>
          <table:table-cell office:value-type="float" office:value="23.7152" calcext:value-type="float">
            <text:p>23.7152</text:p>
          </table:table-cell>
          <table:table-cell office:value-type="float" office:value="0.014156905974988" calcext:value-type="float">
            <text:p>0.014156905974988</text:p>
          </table:table-cell>
          <table:table-cell office:value-type="float" office:value="0.233987845333978" calcext:value-type="float">
            <text:p>0.233987845333978</text:p>
          </table:table-cell>
          <table:table-cell office:value-type="float" office:value="0.015633091493311" calcext:value-type="float">
            <text:p>0.015633091493311</text:p>
          </table:table-cell>
          <table:table-cell office:value-type="float" office:value="2.6148" calcext:value-type="float">
            <text:p>2.6148</text:p>
          </table:table-cell>
          <table:table-cell office:value-type="float" office:value="32.225663" calcext:value-type="float">
            <text:p>32.225663</text:p>
          </table:table-cell>
          <table:table-cell office:value-type="float" office:value="0.09734" calcext:value-type="float">
            <text:p>0.09734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rown_roots</text:p>
          </table:table-cell>
          <table:table-cell table:formula="of:=CONCATENATE([.A37];&quot;-&quot;;[.B37];&quot;&quot;)" office:value-type="string" office:string-value="CT-Ext" calcext:value-type="string">
            <text:p>CT-Ext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8284" calcext:value-type="float">
            <text:p>0.08284</text:p>
          </table:table-cell>
          <table:table-cell office:value-type="float" office:value="0.04832" calcext:value-type="float">
            <text:p>0.04832</text:p>
          </table:table-cell>
          <table:table-cell office:value-type="float" office:value="0.166" calcext:value-type="float">
            <text:p>0.166</text:p>
          </table:table-cell>
          <table:table-cell office:value-type="float" office:value="0.266586" calcext:value-type="float">
            <text:p>0.266586</text:p>
          </table:table-cell>
          <table:table-cell office:value-type="float" office:value="7.424" calcext:value-type="float">
            <text:p>7.424</text:p>
          </table:table-cell>
          <table:table-cell office:value-type="float" office:value="33.408" calcext:value-type="float">
            <text:p>33.408</text:p>
          </table:table-cell>
          <table:table-cell office:value-type="float" office:value="0.34084" calcext:value-type="float">
            <text:p>0.34084</text:p>
          </table:table-cell>
          <table:table-cell office:value-type="float" office:value="0.018619601896514" calcext:value-type="float">
            <text:p>0.018619601896514</text:p>
          </table:table-cell>
          <table:table-cell office:value-type="float" office:value="0.102960867912904" calcext:value-type="float">
            <text:p>0.102960867912904</text:p>
          </table:table-cell>
          <table:table-cell office:value-type="float" office:value="0.275163675128098" calcext:value-type="float">
            <text:p>0.275163675128098</text:p>
          </table:table-cell>
          <table:table-cell office:value-type="float" office:value="35.879543154" calcext:value-type="float">
            <text:p>35.879543154</text:p>
          </table:table-cell>
          <table:table-cell office:value-type="float" office:value="0.016734313728597" calcext:value-type="float">
            <text:p>0.016734313728597</text:p>
          </table:table-cell>
          <table:table-cell office:value-type="float" office:value="9.5613" calcext:value-type="float">
            <text:p>9.5613</text:p>
          </table:table-cell>
          <table:table-cell office:value-type="float" office:value="1.72507846283796" calcext:value-type="float">
            <text:p>1.72507846283796</text:p>
          </table:table-cell>
          <table:table-cell office:value-type="float" office:value="8.9174" calcext:value-type="float">
            <text:p>8.9174</text:p>
          </table:table-cell>
          <table:table-cell office:value-type="float" office:value="24.4004" calcext:value-type="float">
            <text:p>24.4004</text:p>
          </table:table-cell>
          <table:table-cell office:value-type="float" office:value="0.013243557202409" calcext:value-type="float">
            <text:p>0.013243557202409</text:p>
          </table:table-cell>
          <table:table-cell office:value-type="float" office:value="0.178317908060019" calcext:value-type="float">
            <text:p>0.178317908060019</text:p>
          </table:table-cell>
          <table:table-cell office:value-type="float" office:value="0.011992129736319" calcext:value-type="float">
            <text:p>0.011992129736319</text:p>
          </table:table-cell>
          <table:table-cell office:value-type="float" office:value="2.1392" calcext:value-type="float">
            <text:p>2.1392</text:p>
          </table:table-cell>
          <table:table-cell office:value-type="float" office:value="32.9633589" calcext:value-type="float">
            <text:p>32.9633589</text:p>
          </table:table-cell>
          <table:table-cell office:value-type="float" office:value="0.09106" calcext:value-type="float">
            <text:p>0.0910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crown_roots</text:p>
          </table:table-cell>
          <table:table-cell table:formula="of:=CONCATENATE([.A38];&quot;-&quot;;[.B38];&quot;&quot;)" office:value-type="string" office:string-value="CT-Ext" calcext:value-type="string">
            <text:p>CT-Ext</text:p>
          </table:table-cell>
          <table:table-cell office:value-type="float" office:value="0.006312" calcext:value-type="float">
            <text:p>0.006312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489" calcext:value-type="float">
            <text:p>0.489</text:p>
          </table:table-cell>
          <table:table-cell office:value-type="float" office:value="0.34014568869936" calcext:value-type="float">
            <text:p>0.34014568869936</text:p>
          </table:table-cell>
          <table:table-cell office:value-type="float" office:value="32.3" calcext:value-type="float">
            <text:p>32.3</text:p>
          </table:table-cell>
          <table:table-cell office:value-type="float" office:value="34.72" calcext:value-type="float">
            <text:p>34.72</text:p>
          </table:table-cell>
          <table:table-cell office:value-type="float" office:value="0.28572" calcext:value-type="float">
            <text:p>0.28572</text:p>
          </table:table-cell>
          <table:table-cell office:value-type="float" office:value="0.028917209302326" calcext:value-type="float">
            <text:p>0.028917209302326</text:p>
          </table:table-cell>
          <table:table-cell office:value-type="float" office:value="0.377676279069768" calcext:value-type="float">
            <text:p>0.377676279069768</text:p>
          </table:table-cell>
          <table:table-cell office:value-type="float" office:value="0.447921254732288" calcext:value-type="float">
            <text:p>0.447921254732288</text:p>
          </table:table-cell>
          <table:table-cell office:value-type="float" office:value="45.7798680963582" calcext:value-type="float">
            <text:p>45.7798680963582</text:p>
          </table:table-cell>
          <table:table-cell office:value-type="float" office:value="0.026270940867068" calcext:value-type="float">
            <text:p>0.026270940867068</text:p>
          </table:table-cell>
          <table:table-cell office:value-type="float" office:value="15.0101373134328" calcext:value-type="float">
            <text:p>15.0101373134328</text:p>
          </table:table-cell>
          <table:table-cell office:value-type="float" office:value="1.49157302325581" calcext:value-type="float">
            <text:p>1.49157302325581</text:p>
          </table:table-cell>
          <table:table-cell office:value-type="float" office:value="8.765" calcext:value-type="float">
            <text:p>8.765</text:p>
          </table:table-cell>
          <table:table-cell office:value-type="float" office:value="41.6092" calcext:value-type="float">
            <text:p>41.6092</text:p>
          </table:table-cell>
          <table:table-cell office:value-type="float" office:value="0.020790856068365" calcext:value-type="float">
            <text:p>0.020790856068365</text:p>
          </table:table-cell>
          <table:table-cell office:value-type="float" office:value="0.559837579664684" calcext:value-type="float">
            <text:p>0.559837579664684</text:p>
          </table:table-cell>
          <table:table-cell office:value-type="float" office:value="0.018547906976744" calcext:value-type="float">
            <text:p>0.018547906976744</text:p>
          </table:table-cell>
          <table:table-cell office:value-type="float" office:value="4.1444" calcext:value-type="float">
            <text:p>4.1444</text:p>
          </table:table-cell>
          <table:table-cell office:value-type="float" office:value="42.0590144076759" calcext:value-type="float">
            <text:p>42.0590144076759</text:p>
          </table:table-cell>
          <table:table-cell office:value-type="float" office:value="0.14295368869936" calcext:value-type="float">
            <text:p>0.1429536886993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crown_roots</text:p>
          </table:table-cell>
          <table:table-cell table:formula="of:=CONCATENATE([.A39];&quot;-&quot;;[.B39];&quot;&quot;)" office:value-type="string" office:string-value="CT-Ext" calcext:value-type="string">
            <text:p>CT-Ext</text:p>
          </table:table-cell>
          <table:table-cell office:value-type="float" office:value="0.008012" calcext:value-type="float">
            <text:p>0.008012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4504" calcext:value-type="float">
            <text:p>0.04504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356122865671642" calcext:value-type="float">
            <text:p>0.356122865671642</text:p>
          </table:table-cell>
          <table:table-cell office:value-type="float" office:value="26.6" calcext:value-type="float">
            <text:p>26.6</text:p>
          </table:table-cell>
          <table:table-cell office:value-type="float" office:value="35.864" calcext:value-type="float">
            <text:p>35.864</text:p>
          </table:table-cell>
          <table:table-cell office:value-type="float" office:value="0.34908" calcext:value-type="float">
            <text:p>0.34908</text:p>
          </table:table-cell>
          <table:table-cell office:value-type="float" office:value="0.036511627906977" calcext:value-type="float">
            <text:p>0.036511627906977</text:p>
          </table:table-cell>
          <table:table-cell office:value-type="float" office:value="0.254559069767442" calcext:value-type="float">
            <text:p>0.254559069767442</text:p>
          </table:table-cell>
          <table:table-cell office:value-type="float" office:value="0.4784225592212" calcext:value-type="float">
            <text:p>0.4784225592212</text:p>
          </table:table-cell>
          <table:table-cell office:value-type="float" office:value="47.9302203678806" calcext:value-type="float">
            <text:p>47.9302203678806</text:p>
          </table:table-cell>
          <table:table-cell office:value-type="float" office:value="0.0247255914043" calcext:value-type="float">
            <text:p>0.0247255914043</text:p>
          </table:table-cell>
          <table:table-cell office:value-type="float" office:value="14.1271880597015" calcext:value-type="float">
            <text:p>14.1271880597015</text:p>
          </table:table-cell>
          <table:table-cell office:value-type="float" office:value="2.79124093023256" calcext:value-type="float">
            <text:p>2.79124093023256</text:p>
          </table:table-cell>
          <table:table-cell office:value-type="float" office:value="8.6124" calcext:value-type="float">
            <text:p>8.6124</text:p>
          </table:table-cell>
          <table:table-cell office:value-type="float" office:value="29.3372" calcext:value-type="float">
            <text:p>29.3372</text:p>
          </table:table-cell>
          <table:table-cell office:value-type="float" office:value="0.019567864534931" calcext:value-type="float">
            <text:p>0.019567864534931</text:p>
          </table:table-cell>
          <table:table-cell office:value-type="float" office:value="0.549044810383992" calcext:value-type="float">
            <text:p>0.549044810383992</text:p>
          </table:table-cell>
          <table:table-cell office:value-type="float" office:value="0.02035888372093" calcext:value-type="float">
            <text:p>0.02035888372093</text:p>
          </table:table-cell>
          <table:table-cell office:value-type="float" office:value="4.8448" calcext:value-type="float">
            <text:p>4.8448</text:p>
          </table:table-cell>
          <table:table-cell office:value-type="float" office:value="44.0345923402985" calcext:value-type="float">
            <text:p>44.0345923402985</text:p>
          </table:table-cell>
          <table:table-cell office:value-type="float" office:value="0.134544648187633" calcext:value-type="float">
            <text:p>0.13454464818763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crown_roots</text:p>
          </table:table-cell>
          <table:table-cell table:formula="of:=CONCATENATE([.A40];&quot;-&quot;;[.B40];&quot;&quot;)" office:value-type="string" office:string-value="CT-Ext" calcext:value-type="string">
            <text:p>CT-Ext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48975181236674" calcext:value-type="float">
            <text:p>0.348975181236674</text:p>
          </table:table-cell>
          <table:table-cell office:value-type="float" office:value="24.2" calcext:value-type="float">
            <text:p>24.2</text:p>
          </table:table-cell>
          <table:table-cell office:value-type="float" office:value="28.46" calcext:value-type="float">
            <text:p>28.46</text:p>
          </table:table-cell>
          <table:table-cell office:value-type="float" office:value="0.37568" calcext:value-type="float">
            <text:p>0.37568</text:p>
          </table:table-cell>
          <table:table-cell office:value-type="float" office:value="0.013455751937985" calcext:value-type="float">
            <text:p>0.013455751937985</text:p>
          </table:table-cell>
          <table:table-cell office:value-type="float" office:value="0.102096248062015" calcext:value-type="float">
            <text:p>0.102096248062015</text:p>
          </table:table-cell>
          <table:table-cell office:value-type="float" office:value="0.538643083468542" calcext:value-type="float">
            <text:p>0.538643083468542</text:p>
          </table:table-cell>
          <table:table-cell office:value-type="float" office:value="46.9682206674627" calcext:value-type="float">
            <text:p>46.9682206674627</text:p>
          </table:table-cell>
          <table:table-cell office:value-type="float" office:value="0.023952916672915" calcext:value-type="float">
            <text:p>0.023952916672915</text:p>
          </table:table-cell>
          <table:table-cell office:value-type="float" office:value="13.6857134328358" calcext:value-type="float">
            <text:p>13.6857134328358</text:p>
          </table:table-cell>
          <table:table-cell office:value-type="float" office:value="2.07619720930232" calcext:value-type="float">
            <text:p>2.07619720930232</text:p>
          </table:table-cell>
          <table:table-cell office:value-type="float" office:value="14.1324" calcext:value-type="float">
            <text:p>14.1324</text:p>
          </table:table-cell>
          <table:table-cell office:value-type="float" office:value="31.1468" calcext:value-type="float">
            <text:p>31.1468</text:p>
          </table:table-cell>
          <table:table-cell office:value-type="float" office:value="0.018956368768215" calcext:value-type="float">
            <text:p>0.018956368768215</text:p>
          </table:table-cell>
          <table:table-cell office:value-type="float" office:value="0.37073660169461" calcext:value-type="float">
            <text:p>0.37073660169461</text:p>
          </table:table-cell>
          <table:table-cell office:value-type="float" office:value="0.024769488372093" calcext:value-type="float">
            <text:p>0.024769488372093</text:p>
          </table:table-cell>
          <table:table-cell office:value-type="float" office:value="4.0768" calcext:value-type="float">
            <text:p>4.0768</text:p>
          </table:table-cell>
          <table:table-cell office:value-type="float" office:value="43.1507811599147" calcext:value-type="float">
            <text:p>43.1507811599147</text:p>
          </table:table-cell>
          <table:table-cell office:value-type="float" office:value="0.13034012793177" calcext:value-type="float">
            <text:p>0.1303401279317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crown_roots</text:p>
          </table:table-cell>
          <table:table-cell table:formula="of:=CONCATENATE([.A41];&quot;-&quot;;[.B41];&quot;&quot;)" office:value-type="string" office:string-value="CT-Ext" calcext:value-type="string">
            <text:p>CT-Ext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5624" calcext:value-type="float">
            <text:p>0.05624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356963769722814" calcext:value-type="float">
            <text:p>0.356963769722814</text:p>
          </table:table-cell>
          <table:table-cell office:value-type="float" office:value="27.42" calcext:value-type="float">
            <text:p>27.42</text:p>
          </table:table-cell>
          <table:table-cell office:value-type="float" office:value="39.312" calcext:value-type="float">
            <text:p>39.312</text:p>
          </table:table-cell>
          <table:table-cell office:value-type="float" office:value="0.31604" calcext:value-type="float">
            <text:p>0.31604</text:p>
          </table:table-cell>
          <table:table-cell office:value-type="float" office:value="0.029501395348837" calcext:value-type="float">
            <text:p>0.029501395348837</text:p>
          </table:table-cell>
          <table:table-cell office:value-type="float" office:value="0.163133953488372" calcext:value-type="float">
            <text:p>0.163133953488372</text:p>
          </table:table-cell>
          <table:table-cell office:value-type="float" office:value="0.435976687939426" calcext:value-type="float">
            <text:p>0.435976687939426</text:p>
          </table:table-cell>
          <table:table-cell office:value-type="float" office:value="48.0433968032239" calcext:value-type="float">
            <text:p>48.0433968032239</text:p>
          </table:table-cell>
          <table:table-cell office:value-type="float" office:value="0.022407567210147" calcext:value-type="float">
            <text:p>0.022407567210147</text:p>
          </table:table-cell>
          <table:table-cell office:value-type="float" office:value="12.8027641791045" calcext:value-type="float">
            <text:p>12.8027641791045</text:p>
          </table:table-cell>
          <table:table-cell office:value-type="float" office:value="2.73326046511628" calcext:value-type="float">
            <text:p>2.73326046511628</text:p>
          </table:table-cell>
          <table:table-cell office:value-type="float" office:value="17.035" calcext:value-type="float">
            <text:p>17.035</text:p>
          </table:table-cell>
          <table:table-cell office:value-type="float" office:value="30.1344" calcext:value-type="float">
            <text:p>30.1344</text:p>
          </table:table-cell>
          <table:table-cell office:value-type="float" office:value="0.017733377234782" calcext:value-type="float">
            <text:p>0.017733377234782</text:p>
          </table:table-cell>
          <table:table-cell office:value-type="float" office:value="0.28253166381828" calcext:value-type="float">
            <text:p>0.28253166381828</text:p>
          </table:table-cell>
          <table:table-cell office:value-type="float" office:value="0.019000651162791" calcext:value-type="float">
            <text:p>0.019000651162791</text:p>
          </table:table-cell>
          <table:table-cell office:value-type="float" office:value="4.6896" calcext:value-type="float">
            <text:p>4.6896</text:p>
          </table:table-cell>
          <table:table-cell office:value-type="float" office:value="44.138570126226" calcext:value-type="float">
            <text:p>44.138570126226</text:p>
          </table:table-cell>
          <table:table-cell office:value-type="float" office:value="0.121931087420043" calcext:value-type="float">
            <text:p>0.12193108742004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rown_roots</text:p>
          </table:table-cell>
          <table:table-cell table:formula="of:=CONCATENATE([.A42];&quot;-&quot;;[.B42];&quot;&quot;)" office:value-type="string" office:string-value="CT-Int" calcext:value-type="string">
            <text:p>CT-Int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2" calcext:value-type="float">
            <text:p>0.042</text:p>
          </table:table-cell>
          <table:table-cell office:value-type="float" office:value="0.191740778846154" calcext:value-type="float">
            <text:p>0.191740778846154</text:p>
          </table:table-cell>
          <table:table-cell office:value-type="float" office:value="11.4184" calcext:value-type="float">
            <text:p>11.4184</text:p>
          </table:table-cell>
          <table:table-cell office:value-type="float" office:value="26.076" calcext:value-type="float">
            <text:p>26.076</text:p>
          </table:table-cell>
          <table:table-cell office:value-type="float" office:value="0.37424" calcext:value-type="float">
            <text:p>0.37424</text:p>
          </table:table-cell>
          <table:table-cell office:value-type="float" office:value="0.013809112359658" calcext:value-type="float">
            <text:p>0.013809112359658</text:p>
          </table:table-cell>
          <table:table-cell office:value-type="float" office:value="0.180355376576134" calcext:value-type="float">
            <text:p>0.180355376576134</text:p>
          </table:table-cell>
          <table:table-cell office:value-type="float" office:value="0.213900133661222" calcext:value-type="float">
            <text:p>0.213900133661222</text:p>
          </table:table-cell>
          <table:table-cell office:value-type="float" office:value="25.806199684125" calcext:value-type="float">
            <text:p>25.806199684125</text:p>
          </table:table-cell>
          <table:table-cell office:value-type="float" office:value="0.014808979887807" calcext:value-type="float">
            <text:p>0.014808979887807</text:p>
          </table:table-cell>
          <table:table-cell office:value-type="float" office:value="8.46124326923077" calcext:value-type="float">
            <text:p>8.46124326923077</text:p>
          </table:table-cell>
          <table:table-cell office:value-type="float" office:value="0.712285174389812" calcext:value-type="float">
            <text:p>0.712285174389812</text:p>
          </table:table-cell>
          <table:table-cell office:value-type="float" office:value="9.682" calcext:value-type="float">
            <text:p>9.682</text:p>
          </table:table-cell>
          <table:table-cell office:value-type="float" office:value="24.4884" calcext:value-type="float">
            <text:p>24.4884</text:p>
          </table:table-cell>
          <table:table-cell office:value-type="float" office:value="0.011719845548153" calcext:value-type="float">
            <text:p>0.011719845548153</text:p>
          </table:table-cell>
          <table:table-cell office:value-type="float" office:value="0.267344609914576" calcext:value-type="float">
            <text:p>0.267344609914576</text:p>
          </table:table-cell>
          <table:table-cell office:value-type="float" office:value="0.008857359947861" calcext:value-type="float">
            <text:p>0.008857359947861</text:p>
          </table:table-cell>
          <table:table-cell office:value-type="float" office:value="3.51872" calcext:value-type="float">
            <text:p>3.51872</text:p>
          </table:table-cell>
          <table:table-cell office:value-type="float" office:value="23.7087473043269" calcext:value-type="float">
            <text:p>23.7087473043269</text:p>
          </table:table-cell>
          <table:table-cell office:value-type="float" office:value="0.080583269230769" calcext:value-type="float">
            <text:p>0.08058326923076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rown_roots</text:p>
          </table:table-cell>
          <table:table-cell table:formula="of:=CONCATENATE([.A43];&quot;-&quot;;[.B43];&quot;&quot;)" office:value-type="string" office:string-value="CT-Int" calcext:value-type="string">
            <text:p>CT-Int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0.066292" calcext:value-type="float">
            <text:p>0.066292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6" calcext:value-type="float">
            <text:p>0.026</text:p>
          </table:table-cell>
          <table:table-cell office:value-type="float" office:value="0.200747144230769" calcext:value-type="float">
            <text:p>0.200747144230769</text:p>
          </table:table-cell>
          <table:table-cell office:value-type="float" office:value="10.4736" calcext:value-type="float">
            <text:p>10.4736</text:p>
          </table:table-cell>
          <table:table-cell office:value-type="float" office:value="20.672" calcext:value-type="float">
            <text:p>20.672</text:p>
          </table:table-cell>
          <table:table-cell office:value-type="float" office:value="0.33288" calcext:value-type="float">
            <text:p>0.33288</text:p>
          </table:table-cell>
          <table:table-cell office:value-type="float" office:value="0.017435747928861" calcext:value-type="float">
            <text:p>0.017435747928861</text:p>
          </table:table-cell>
          <table:table-cell office:value-type="float" office:value="0.121562034560016" calcext:value-type="float">
            <text:p>0.121562034560016</text:p>
          </table:table-cell>
          <table:table-cell office:value-type="float" office:value="0.228465714191486" calcext:value-type="float">
            <text:p>0.228465714191486</text:p>
          </table:table-cell>
          <table:table-cell office:value-type="float" office:value="27.018357394875" calcext:value-type="float">
            <text:p>27.018357394875</text:p>
          </table:table-cell>
          <table:table-cell office:value-type="float" office:value="0.013937863423818" calcext:value-type="float">
            <text:p>0.013937863423818</text:p>
          </table:table-cell>
          <table:table-cell office:value-type="float" office:value="7.96352307692308" calcext:value-type="float">
            <text:p>7.96352307692308</text:p>
          </table:table-cell>
          <table:table-cell office:value-type="float" office:value="1.33292805766553" calcext:value-type="float">
            <text:p>1.33292805766553</text:p>
          </table:table-cell>
          <table:table-cell office:value-type="float" office:value="8.146" calcext:value-type="float">
            <text:p>8.146</text:p>
          </table:table-cell>
          <table:table-cell office:value-type="float" office:value="17.0328" calcext:value-type="float">
            <text:p>17.0328</text:p>
          </table:table-cell>
          <table:table-cell office:value-type="float" office:value="0.01103044286885" calcext:value-type="float">
            <text:p>0.01103044286885</text:p>
          </table:table-cell>
          <table:table-cell office:value-type="float" office:value="0.262190635265404" calcext:value-type="float">
            <text:p>0.262190635265404</text:p>
          </table:table-cell>
          <table:table-cell office:value-type="float" office:value="0.009722173045133" calcext:value-type="float">
            <text:p>0.009722173045133</text:p>
          </table:table-cell>
          <table:table-cell office:value-type="float" office:value="4.1134" calcext:value-type="float">
            <text:p>4.1134</text:p>
          </table:table-cell>
          <table:table-cell office:value-type="float" office:value="24.8223843841346" calcext:value-type="float">
            <text:p>24.8223843841346</text:p>
          </table:table-cell>
          <table:table-cell office:value-type="float" office:value="0.075843076923077" calcext:value-type="float">
            <text:p>0.07584307692307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rown_roots</text:p>
          </table:table-cell>
          <table:table-cell table:formula="of:=CONCATENATE([.A44];&quot;-&quot;;[.B44];&quot;&quot;)" office:value-type="string" office:string-value="CT-Int" calcext:value-type="string">
            <text:p>CT-Int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0.0693632" calcext:value-type="float">
            <text:p>0.0693632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196717980769231" calcext:value-type="float">
            <text:p>0.196717980769231</text:p>
          </table:table-cell>
          <table:table-cell office:value-type="float" office:value="8.7956" calcext:value-type="float">
            <text:p>8.7956</text:p>
          </table:table-cell>
          <table:table-cell office:value-type="float" office:value="30.048" calcext:value-type="float">
            <text:p>30.048</text:p>
          </table:table-cell>
          <table:table-cell office:value-type="float" office:value="0.22864" calcext:value-type="float">
            <text:p>0.22864</text:p>
          </table:table-cell>
          <table:table-cell office:value-type="float" office:value="0.006425654303383" calcext:value-type="float">
            <text:p>0.006425654303383</text:p>
          </table:table-cell>
          <table:table-cell office:value-type="float" office:value="0.048755000741875" calcext:value-type="float">
            <text:p>0.048755000741875</text:p>
          </table:table-cell>
          <table:table-cell office:value-type="float" office:value="0.257223398828162" calcext:value-type="float">
            <text:p>0.257223398828162</text:p>
          </table:table-cell>
          <table:table-cell office:value-type="float" office:value="26.47607631375" calcext:value-type="float">
            <text:p>26.47607631375</text:p>
          </table:table-cell>
          <table:table-cell office:value-type="float" office:value="0.013502305191824" calcext:value-type="float">
            <text:p>0.013502305191824</text:p>
          </table:table-cell>
          <table:table-cell office:value-type="float" office:value="7.71466298076923" calcext:value-type="float">
            <text:p>7.71466298076923</text:p>
          </table:table-cell>
          <table:table-cell office:value-type="float" office:value="0.991466370226728" calcext:value-type="float">
            <text:p>0.991466370226728</text:p>
          </table:table-cell>
          <table:table-cell office:value-type="float" office:value="6.958" calcext:value-type="float">
            <text:p>6.958</text:p>
          </table:table-cell>
          <table:table-cell office:value-type="float" office:value="18.9724" calcext:value-type="float">
            <text:p>18.9724</text:p>
          </table:table-cell>
          <table:table-cell office:value-type="float" office:value="0.010685741529198" calcext:value-type="float">
            <text:p>0.010685741529198</text:p>
          </table:table-cell>
          <table:table-cell office:value-type="float" office:value="0.177041405867155" calcext:value-type="float">
            <text:p>0.177041405867155</text:p>
          </table:table-cell>
          <table:table-cell office:value-type="float" office:value="0.011828411394939" calcext:value-type="float">
            <text:p>0.011828411394939</text:p>
          </table:table-cell>
          <table:table-cell office:value-type="float" office:value="4.09212" calcext:value-type="float">
            <text:p>4.09212</text:p>
          </table:table-cell>
          <table:table-cell office:value-type="float" office:value="24.3241783221154" calcext:value-type="float">
            <text:p>24.3241783221154</text:p>
          </table:table-cell>
          <table:table-cell office:value-type="float" office:value="0.073472980769231" calcext:value-type="float">
            <text:p>0.07347298076923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rown_roots</text:p>
          </table:table-cell>
          <table:table-cell table:formula="of:=CONCATENATE([.A45];&quot;-&quot;;[.B45];&quot;&quot;)" office:value-type="string" office:string-value="CT-Int" calcext:value-type="string">
            <text:p>CT-Int</text:p>
          </table:table-cell>
          <table:table-cell office:value-type="float" office:value="0.007424" calcext:value-type="float">
            <text:p>0.007424</text:p>
          </table:table-cell>
          <table:table-cell office:value-type="float" office:value="0.066244" calcext:value-type="float">
            <text:p>0.066244</text:p>
          </table:table-cell>
          <table:table-cell office:value-type="float" office:value="0.03868" calcext:value-type="float">
            <text:p>0.03868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201221163461538" calcext:value-type="float">
            <text:p>0.201221163461538</text:p>
          </table:table-cell>
          <table:table-cell office:value-type="float" office:value="5.9408" calcext:value-type="float">
            <text:p>5.9408</text:p>
          </table:table-cell>
          <table:table-cell office:value-type="float" office:value="33.128" calcext:value-type="float">
            <text:p>33.128</text:p>
          </table:table-cell>
          <table:table-cell office:value-type="float" office:value="0.27268" calcext:value-type="float">
            <text:p>0.27268</text:p>
          </table:table-cell>
          <table:table-cell office:value-type="float" office:value="0.014088084326519" calcext:value-type="float">
            <text:p>0.014088084326519</text:p>
          </table:table-cell>
          <table:table-cell office:value-type="float" office:value="0.077902921746149" calcext:value-type="float">
            <text:p>0.077902921746149</text:p>
          </table:table-cell>
          <table:table-cell office:value-type="float" office:value="0.208196130096922" calcext:value-type="float">
            <text:p>0.208196130096922</text:p>
          </table:table-cell>
          <table:table-cell office:value-type="float" office:value="27.082155169125" calcext:value-type="float">
            <text:p>27.082155169125</text:p>
          </table:table-cell>
          <table:table-cell office:value-type="float" office:value="0.012631188727835" calcext:value-type="float">
            <text:p>0.012631188727835</text:p>
          </table:table-cell>
          <table:table-cell office:value-type="float" office:value="7.21694278846154" calcext:value-type="float">
            <text:p>7.21694278846154</text:p>
          </table:table-cell>
          <table:table-cell office:value-type="float" office:value="1.3052400899545" calcext:value-type="float">
            <text:p>1.3052400899545</text:p>
          </table:table-cell>
          <table:table-cell office:value-type="float" office:value="7.134" calcext:value-type="float">
            <text:p>7.134</text:p>
          </table:table-cell>
          <table:table-cell office:value-type="float" office:value="19.5204" calcext:value-type="float">
            <text:p>19.5204</text:p>
          </table:table-cell>
          <table:table-cell office:value-type="float" office:value="0.009996338849895" calcext:value-type="float">
            <text:p>0.009996338849895</text:p>
          </table:table-cell>
          <table:table-cell office:value-type="float" office:value="0.134920055736978" calcext:value-type="float">
            <text:p>0.134920055736978</text:p>
          </table:table-cell>
          <table:table-cell office:value-type="float" office:value="0.009073563222179" calcext:value-type="float">
            <text:p>0.009073563222179</text:p>
          </table:table-cell>
          <table:table-cell office:value-type="float" office:value="3.95164" calcext:value-type="float">
            <text:p>3.95164</text:p>
          </table:table-cell>
          <table:table-cell office:value-type="float" office:value="24.8809968620192" calcext:value-type="float">
            <text:p>24.8809968620192</text:p>
          </table:table-cell>
          <table:table-cell office:value-type="float" office:value="0.068732788461539" calcext:value-type="float">
            <text:p>0.06873278846153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crown_roots</text:p>
          </table:table-cell>
          <table:table-cell table:formula="of:=CONCATENATE([.A46];&quot;-&quot;;[.B46];&quot;&quot;)" office:value-type="string" office:string-value="CT-Int" calcext:value-type="string">
            <text:p>CT-Int</text:p>
          </table:table-cell>
          <table:table-cell office:value-type="float" office:value="0.005052" calcext:value-type="float">
            <text:p>0.005052</text:p>
          </table:table-cell>
          <table:table-cell office:value-type="float" office:value="0.05504" calcext:value-type="float">
            <text:p>0.05504</text:p>
          </table:table-cell>
          <table:table-cell office:value-type="float" office:value="0.03444" calcext:value-type="float">
            <text:p>0.0344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256744582335575" calcext:value-type="float">
            <text:p>0.256744582335575</text:p>
          </table:table-cell>
          <table:table-cell office:value-type="float" office:value="25.8332" calcext:value-type="float">
            <text:p>25.8332</text:p>
          </table:table-cell>
          <table:table-cell office:value-type="float" office:value="34.1952" calcext:value-type="float">
            <text:p>34.1952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021722496940024" calcext:value-type="float">
            <text:p>0.021722496940024</text:p>
          </table:table-cell>
          <table:table-cell office:value-type="float" office:value="0.28370897518638" calcext:value-type="float">
            <text:p>0.28370897518638</text:p>
          </table:table-cell>
          <table:table-cell office:value-type="float" office:value="0.336476732023776" calcext:value-type="float">
            <text:p>0.336476732023776</text:p>
          </table:table-cell>
          <table:table-cell office:value-type="float" office:value="34.5549965919627" calcext:value-type="float">
            <text:p>34.5549965919627</text:p>
          </table:table-cell>
          <table:table-cell office:value-type="float" office:value="0.019829508250624" calcext:value-type="float">
            <text:p>0.019829508250624</text:p>
          </table:table-cell>
          <table:table-cell office:value-type="float" office:value="11.3297671067738" calcext:value-type="float">
            <text:p>11.3297671067738</text:p>
          </table:table-cell>
          <table:table-cell office:value-type="float" office:value="1.12046394569934" calcext:value-type="float">
            <text:p>1.12046394569934</text:p>
          </table:table-cell>
          <table:table-cell office:value-type="float" office:value="7.012" calcext:value-type="float">
            <text:p>7.012</text:p>
          </table:table-cell>
          <table:table-cell office:value-type="float" office:value="33.2876" calcext:value-type="float">
            <text:p>33.2876</text:p>
          </table:table-cell>
          <table:table-cell office:value-type="float" office:value="0.015693098090064" calcext:value-type="float">
            <text:p>0.015693098090064</text:p>
          </table:table-cell>
          <table:table-cell office:value-type="float" office:value="0.420547846925146" calcext:value-type="float">
            <text:p>0.420547846925146</text:p>
          </table:table-cell>
          <table:table-cell office:value-type="float" office:value="0.013933116724157" calcext:value-type="float">
            <text:p>0.013933116724157</text:p>
          </table:table-cell>
          <table:table-cell office:value-type="float" office:value="4.91784" calcext:value-type="float">
            <text:p>4.91784</text:p>
          </table:table-cell>
          <table:table-cell office:value-type="float" office:value="31.7464676057938" calcext:value-type="float">
            <text:p>31.7464676057938</text:p>
          </table:table-cell>
          <table:table-cell office:value-type="float" office:value="0.107902543874036" calcext:value-type="float">
            <text:p>0.107902543874036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crown_roots</text:p>
          </table:table-cell>
          <table:table-cell table:formula="of:=CONCATENATE([.A47];&quot;-&quot;;[.B47];&quot;&quot;)" office:value-type="string" office:string-value="CT-Int" calcext:value-type="string">
            <text:p>CT-Int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0.06976" calcext:value-type="float">
            <text:p>0.06976</text:p>
          </table:table-cell>
          <table:table-cell office:value-type="float" office:value="0.03604" calcext:value-type="float">
            <text:p>0.03604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268804278415614" calcext:value-type="float">
            <text:p>0.268804278415614</text:p>
          </table:table-cell>
          <table:table-cell office:value-type="float" office:value="21.412" calcext:value-type="float">
            <text:p>21.412</text:p>
          </table:table-cell>
          <table:table-cell office:value-type="float" office:value="28.6932" calcext:value-type="float">
            <text:p>28.6932</text:p>
          </table:table-cell>
          <table:table-cell office:value-type="float" office:value="0.31928" calcext:value-type="float">
            <text:p>0.31928</text:p>
          </table:table-cell>
          <table:table-cell office:value-type="float" office:value="0.027427395126294" calcext:value-type="float">
            <text:p>0.027427395126294</text:p>
          </table:table-cell>
          <table:table-cell office:value-type="float" office:value="0.191223798820519" calcext:value-type="float">
            <text:p>0.191223798820519</text:p>
          </table:table-cell>
          <table:table-cell office:value-type="float" office:value="0.359389195204442" calcext:value-type="float">
            <text:p>0.359389195204442</text:p>
          </table:table-cell>
          <table:table-cell office:value-type="float" office:value="36.1780990276791" calcext:value-type="float">
            <text:p>36.1780990276791</text:p>
          </table:table-cell>
          <table:table-cell office:value-type="float" office:value="0.018663066588822" calcext:value-type="float">
            <text:p>0.018663066588822</text:p>
          </table:table-cell>
          <table:table-cell office:value-type="float" office:value="10.6633102181401" calcext:value-type="float">
            <text:p>10.6633102181401</text:p>
          </table:table-cell>
          <table:table-cell office:value-type="float" office:value="2.09676950261488" calcext:value-type="float">
            <text:p>2.09676950261488</text:p>
          </table:table-cell>
          <table:table-cell office:value-type="float" office:value="6.89" calcext:value-type="float">
            <text:p>6.89</text:p>
          </table:table-cell>
          <table:table-cell office:value-type="float" office:value="23.47" calcext:value-type="float">
            <text:p>23.47</text:p>
          </table:table-cell>
          <table:table-cell office:value-type="float" office:value="0.014769974673001" calcext:value-type="float">
            <text:p>0.014769974673001</text:p>
          </table:table-cell>
          <table:table-cell office:value-type="float" office:value="0.412440359953524" calcext:value-type="float">
            <text:p>0.412440359953524</text:p>
          </table:table-cell>
          <table:table-cell office:value-type="float" office:value="0.015293515522421" calcext:value-type="float">
            <text:p>0.015293515522421</text:p>
          </table:table-cell>
          <table:table-cell office:value-type="float" office:value="7.87808" calcext:value-type="float">
            <text:p>7.87808</text:p>
          </table:table-cell>
          <table:table-cell office:value-type="float" office:value="33.2376490260907" calcext:value-type="float">
            <text:p>33.2376490260907</text:p>
          </table:table-cell>
          <table:table-cell office:value-type="float" office:value="0.101555335410858" calcext:value-type="float">
            <text:p>0.101555335410858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crown_roots</text:p>
          </table:table-cell>
          <table:table-cell table:formula="of:=CONCATENATE([.A48];&quot;-&quot;;[.B48];&quot;&quot;)" office:value-type="string" office:string-value="CT-Int" calcext:value-type="string">
            <text:p>CT-Int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70044" calcext:value-type="float">
            <text:p>0.070044</text:p>
          </table:table-cell>
          <table:table-cell office:value-type="float" office:value="0.04272" calcext:value-type="float">
            <text:p>0.04272</text:p>
          </table:table-cell>
          <table:table-cell office:value-type="float" office:value="0.59" calcext:value-type="float">
            <text:p>0.59</text:p>
          </table:table-cell>
          <table:table-cell office:value-type="float" office:value="0.263409151221912" calcext:value-type="float">
            <text:p>0.263409151221912</text:p>
          </table:table-cell>
          <table:table-cell office:value-type="float" office:value="19.3616" calcext:value-type="float">
            <text:p>19.3616</text:p>
          </table:table-cell>
          <table:table-cell office:value-type="float" office:value="38.7696" calcext:value-type="float">
            <text:p>38.7696</text:p>
          </table:table-cell>
          <table:table-cell office:value-type="float" office:value="0.30048" calcext:value-type="float">
            <text:p>0.30048</text:p>
          </table:table-cell>
          <table:table-cell office:value-type="float" office:value="0.010107909350543" calcext:value-type="float">
            <text:p>0.010107909350543</text:p>
          </table:table-cell>
          <table:table-cell office:value-type="float" office:value="0.07669431074515" calcext:value-type="float">
            <text:p>0.07669431074515</text:p>
          </table:table-cell>
          <table:table-cell office:value-type="float" office:value="0.404626622509862" calcext:value-type="float">
            <text:p>0.404626622509862</text:p>
          </table:table-cell>
          <table:table-cell office:value-type="float" office:value="35.451974253806" calcext:value-type="float">
            <text:p>35.451974253806</text:p>
          </table:table-cell>
          <table:table-cell office:value-type="float" office:value="0.018079845757922" calcext:value-type="float">
            <text:p>0.018079845757922</text:p>
          </table:table-cell>
          <table:table-cell office:value-type="float" office:value="10.3300817738232" calcext:value-type="float">
            <text:p>10.3300817738232</text:p>
          </table:table-cell>
          <table:table-cell office:value-type="float" office:value="1.55963139646156" calcext:value-type="float">
            <text:p>1.55963139646156</text:p>
          </table:table-cell>
          <table:table-cell office:value-type="float" office:value="11.306" calcext:value-type="float">
            <text:p>11.306</text:p>
          </table:table-cell>
          <table:table-cell office:value-type="float" office:value="24.9176" calcext:value-type="float">
            <text:p>24.9176</text:p>
          </table:table-cell>
          <table:table-cell office:value-type="float" office:value="0.01430841296447" calcext:value-type="float">
            <text:p>0.01430841296447</text:p>
          </table:table-cell>
          <table:table-cell office:value-type="float" office:value="0.27849591610552" calcext:value-type="float">
            <text:p>0.27849591610552</text:p>
          </table:table-cell>
          <table:table-cell office:value-type="float" office:value="0.018606744853678" calcext:value-type="float">
            <text:p>0.018606744853678</text:p>
          </table:table-cell>
          <table:table-cell office:value-type="float" office:value="3.26144" calcext:value-type="float">
            <text:p>3.26144</text:p>
          </table:table-cell>
          <table:table-cell office:value-type="float" office:value="32.5705415485895" calcext:value-type="float">
            <text:p>32.5705415485895</text:p>
          </table:table-cell>
          <table:table-cell office:value-type="float" office:value="0.098381731179269" calcext:value-type="float">
            <text:p>0.098381731179269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crown_roots</text:p>
          </table:table-cell>
          <table:table-cell table:formula="of:=CONCATENATE([.A49];&quot;-&quot;;[.B49];&quot;&quot;)" office:value-type="string" office:string-value="CT-Int" calcext:value-type="string">
            <text:p>CT-Int</text:p>
          </table:table-cell>
          <table:table-cell office:value-type="float" office:value="0.005228" calcext:value-type="float">
            <text:p>0.005228</text:p>
          </table:table-cell>
          <table:table-cell office:value-type="float" office:value="0.069172" calcext:value-type="float">
            <text:p>0.069172</text:p>
          </table:table-cell>
          <table:table-cell office:value-type="float" office:value="0.045" calcext:value-type="float">
            <text:p>0.045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269438999261932" calcext:value-type="float">
            <text:p>0.269438999261932</text:p>
          </table:table-cell>
          <table:table-cell office:value-type="float" office:value="21.9244" calcext:value-type="float">
            <text:p>21.9244</text:p>
          </table:table-cell>
          <table:table-cell office:value-type="float" office:value="34.6496" calcext:value-type="float">
            <text:p>34.6496</text:p>
          </table:table-cell>
          <table:table-cell office:value-type="float" office:value="0.37284" calcext:value-type="float">
            <text:p>0.37284</text:p>
          </table:table-cell>
          <table:table-cell office:value-type="float" office:value="0.022161335262045" calcext:value-type="float">
            <text:p>0.022161335262045</text:p>
          </table:table-cell>
          <table:table-cell office:value-type="float" office:value="0.12254560142428" calcext:value-type="float">
            <text:p>0.12254560142428</text:p>
          </table:table-cell>
          <table:table-cell office:value-type="float" office:value="0.327504019169808" calcext:value-type="float">
            <text:p>0.327504019169808</text:p>
          </table:table-cell>
          <table:table-cell office:value-type="float" office:value="36.2635254716642" calcext:value-type="float">
            <text:p>36.2635254716642</text:p>
          </table:table-cell>
          <table:table-cell office:value-type="float" office:value="0.01691340409612" calcext:value-type="float">
            <text:p>0.01691340409612</text:p>
          </table:table-cell>
          <table:table-cell office:value-type="float" office:value="9.66362488518944" calcext:value-type="float">
            <text:p>9.66362488518944</text:p>
          </table:table-cell>
          <table:table-cell office:value-type="float" office:value="2.05321479915434" calcext:value-type="float">
            <text:p>2.05321479915434</text:p>
          </table:table-cell>
          <table:table-cell office:value-type="float" office:value="13.628" calcext:value-type="float">
            <text:p>13.628</text:p>
          </table:table-cell>
          <table:table-cell office:value-type="float" office:value="24.1076" calcext:value-type="float">
            <text:p>24.1076</text:p>
          </table:table-cell>
          <table:table-cell office:value-type="float" office:value="0.013385289547407" calcext:value-type="float">
            <text:p>0.013385289547407</text:p>
          </table:table-cell>
          <table:table-cell office:value-type="float" office:value="0.212236704399378" calcext:value-type="float">
            <text:p>0.212236704399378</text:p>
          </table:table-cell>
          <table:table-cell office:value-type="float" office:value="0.014273216423723" calcext:value-type="float">
            <text:p>0.014273216423723</text:p>
          </table:table-cell>
          <table:table-cell office:value-type="float" office:value="3.75168" calcext:value-type="float">
            <text:p>3.75168</text:p>
          </table:table-cell>
          <table:table-cell office:value-type="float" office:value="33.3161322587379" calcext:value-type="float">
            <text:p>33.3161322587379</text:p>
          </table:table-cell>
          <table:table-cell office:value-type="float" office:value="0.09203452271609" calcext:value-type="float">
            <text:p>0.09203452271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9:17:31.6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dc:date>2022-06-24T09:17:53.180000000</dc:date>
    <dc:creator>Jan Helge Behr</dc:creator>
    <meta:editing-duration>PT1M36S</meta:editing-duration>
    <meta:editing-cycles>2</meta:editing-cycles>
    <meta:document-statistic meta:table-count="1" meta:cell-count="1372" meta:object-count="0"/>
  </office:meta>
</office:document-meta>
</file>